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ObjectReplacements/Object 1"/>
  <manifest:file-entry manifest:media-type="text/xml" manifest:full-path="settings.xml"/>
  <manifest:file-entry manifest:media-type="text/xml" manifest:full-path="content.xml"/>
  <manifest:file-entry manifest:media-type="application/vnd.sun.star.oleobject"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style:font-face style:name="Courier New" svg:font-family="'Courier New'" style:font-family-generic="modern"/>
    <style:font-face style:name="TimesNewRoman,Bold" svg:font-family="'TimesNewRoman,Bold'" style:font-family-generic="roman"/>
    <style:font-face style:name="ArialNarrow" svg:font-family="ArialNarrow" style:font-family-generic="swiss"/>
    <style:font-face style:name="ArialNarrow-Bold" svg:font-family="ArialNarrow-Bold" style:font-family-generic="swiss"/>
    <style:font-face style:name="ArialNarrow-Italic" svg:font-family="ArialNarrow-Italic"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3.564cm" fo:margin-left="1.568cm" table:align="left" style:writing-mode="lr-tb"/>
    </style:style>
    <style:style style:name="Table1.A" style:family="table-column">
      <style:table-column-properties style:column-width="2.803cm"/>
    </style:style>
    <style:style style:name="Table1.B" style:family="table-column">
      <style:table-column-properties style:column-width="2.88cm"/>
    </style:style>
    <style:style style:name="Table1.C" style:family="table-column">
      <style:table-column-properties style:column-width="2.621cm"/>
    </style:style>
    <style:style style:name="Table1.E" style:family="table-column">
      <style:table-column-properties style:column-width="2.639cm"/>
    </style:style>
    <style:style style:name="Table1.1" style:family="table-row">
      <style:table-row-properties style:row-height="0.501cm" fo:keep-together="always"/>
    </style:style>
    <style:style style:name="Table1.A1"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B3"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1.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B5" style:family="table-cell">
      <style:table-cell-properties style:vertical-align="top" fo:padding-left="0.123cm" fo:padding-right="0.123cm" fo:padding-top="0cm" fo:padding-bottom="0cm" fo:border="0.5pt solid #000000" style:writing-mode="lr-tb"/>
    </style:style>
    <style:style style:name="Table1.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23cm" fo:padding-right="0.123cm" fo:padding-top="0cm" fo:padding-bottom="0cm" fo:border="0.5pt solid #000000" style:writing-mode="lr-tb"/>
    </style:style>
    <style:style style:name="Table1.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23cm" fo:padding-right="0.123cm" fo:padding-top="0cm" fo:padding-bottom="0cm" fo:border="0.5pt solid #000000" style:writing-mode="lr-tb"/>
    </style:style>
    <style:style style:name="Table1.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1.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e1.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E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E1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1.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E1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e1.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E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B1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14"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1.B1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7.331cm" table:align="center" style:writing-mode="lr-tb"/>
    </style:style>
    <style:style style:name="Table2.A" style:family="table-column">
      <style:table-column-properties style:column-width="3.503cm"/>
    </style:style>
    <style:style style:name="Table2.B" style:family="table-column">
      <style:table-column-properties style:column-width="3.828cm"/>
    </style:style>
    <style:style style:name="Table2.1" style:family="table-row">
      <style:table-row-properties style:row-height="0.501cm" fo:keep-together="auto"/>
    </style:style>
    <style:style style:name="Table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23cm" fo:padding-right="0.123cm" fo:padding-top="0cm" fo:padding-bottom="0cm" fo:border="0.5pt solid #000000" style:writing-mode="lr-tb"/>
    </style:style>
    <style:style style:name="Table3" style:family="table">
      <style:table-properties style:width="10.601cm" fo:margin-left="2.417cm" table:align="left" style:writing-mode="lr-tb"/>
    </style:style>
    <style:style style:name="Table3.A" style:family="table-column">
      <style:table-column-properties style:column-width="0.758cm"/>
    </style:style>
    <style:style style:name="Table3.B" style:family="table-column">
      <style:table-column-properties style:column-width="1.27cm"/>
    </style:style>
    <style:style style:name="Table3.C" style:family="table-column">
      <style:table-column-properties style:column-width="8.573cm"/>
    </style:style>
    <style:style style:name="Table3.1" style:family="table-row">
      <style:table-row-properties style:row-height="0.4cm" fo:keep-together="auto"/>
    </style:style>
    <style:style style:name="Table3.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3.B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C1" style:family="table-cell">
      <style:table-cell-properties style:vertical-align="top" fo:padding-left="0.123cm" fo:padding-right="0.123cm" fo:padding-top="0cm" fo:padding-bottom="0cm" fo:border="none" style:writing-mode="lr-tb"/>
    </style:style>
    <style:style style:name="Table3.A2"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A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3.B3"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e4" style:family="table">
      <style:table-properties style:width="10.601cm" fo:margin-left="2.417cm" table:align="left" style:writing-mode="lr-tb"/>
    </style:style>
    <style:style style:name="Table4.A" style:family="table-column">
      <style:table-column-properties style:column-width="0.73cm"/>
    </style:style>
    <style:style style:name="Table4.B" style:family="table-column">
      <style:table-column-properties style:column-width="1.154cm"/>
    </style:style>
    <style:style style:name="Table4.C" style:family="table-column">
      <style:table-column-properties style:column-width="1.732cm"/>
    </style:style>
    <style:style style:name="Table4.D" style:family="table-column">
      <style:table-column-properties style:column-width="6.985cm"/>
    </style:style>
    <style:style style:name="Table4.1" style:family="table-row">
      <style:table-row-properties style:row-height="0.4cm" fo:keep-together="auto"/>
    </style:style>
    <style:style style:name="Table4.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4.C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4.D1" style:family="table-cell">
      <style:table-cell-properties style:vertical-align="top" fo:padding-left="0.123cm" fo:padding-right="0.123cm" fo:padding-top="0cm" fo:padding-bottom="0cm" fo:border="none" style:writing-mode="lr-tb"/>
    </style:style>
    <style:style style:name="Table4.A2"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A5"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4.C5"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e5" style:family="table">
      <style:table-properties style:width="10.601cm" fo:margin-left="2.417cm" table:align="left" style:writing-mode="lr-tb"/>
    </style:style>
    <style:style style:name="Table5.A" style:family="table-column">
      <style:table-column-properties style:column-width="0.73cm"/>
    </style:style>
    <style:style style:name="Table5.B" style:family="table-column">
      <style:table-column-properties style:column-width="1.15cm"/>
    </style:style>
    <style:style style:name="Table5.C" style:family="table-column">
      <style:table-column-properties style:column-width="1.418cm"/>
    </style:style>
    <style:style style:name="Table5.D" style:family="table-column">
      <style:table-column-properties style:column-width="7.303cm"/>
    </style:style>
    <style:style style:name="Table5.1" style:family="table-row">
      <style:table-row-properties style:row-height="0.4cm" fo:keep-together="auto"/>
    </style:style>
    <style:style style:name="Table5.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5.C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5.D1" style:family="table-cell">
      <style:table-cell-properties style:vertical-align="top" fo:padding-left="0.123cm" fo:padding-right="0.123cm" fo:padding-top="0cm" fo:padding-bottom="0cm" fo:border="none" style:writing-mode="lr-tb"/>
    </style:style>
    <style:style style:name="Table5.A2"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5.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A5"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5.C5"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e6" style:family="table">
      <style:table-properties style:width="10.601cm" fo:margin-left="2.417cm" table:align="left" style:writing-mode="lr-tb"/>
    </style:style>
    <style:style style:name="Table6.A" style:family="table-column">
      <style:table-column-properties style:column-width="0.73cm"/>
    </style:style>
    <style:style style:name="Table6.B" style:family="table-column">
      <style:table-column-properties style:column-width="1.15cm"/>
    </style:style>
    <style:style style:name="Table6.C" style:family="table-column">
      <style:table-column-properties style:column-width="1.736cm"/>
    </style:style>
    <style:style style:name="Table6.D" style:family="table-column">
      <style:table-column-properties style:column-width="6.985cm"/>
    </style:style>
    <style:style style:name="Table6.1" style:family="table-row">
      <style:table-row-properties style:row-height="0.4cm" fo:keep-together="auto"/>
    </style:style>
    <style:style style:name="Table6.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6.C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D1" style:family="table-cell">
      <style:table-cell-properties style:vertical-align="top" fo:padding-left="0.123cm" fo:padding-right="0.123cm" fo:padding-top="0cm" fo:padding-bottom="0cm" fo:border="none" style:writing-mode="lr-tb"/>
    </style:style>
    <style:style style:name="Table6.A2"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A5"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6.C5"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ula1" style:family="table">
      <style:table-properties style:width="17cm" table:align="margins"/>
    </style:style>
    <style:style style:name="Taula1.A" style:family="table-column">
      <style:table-column-properties style:column-width="4.498cm" style:rel-column-width="17339*"/>
    </style:style>
    <style:style style:name="Taula1.B" style:family="table-column">
      <style:table-column-properties style:column-width="12.502cm" style:rel-column-width="48196*"/>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2.591cm" style:rel-column-width="9988*"/>
    </style:style>
    <style:style style:name="Taula2.B" style:family="table-column">
      <style:table-column-properties style:column-width="7.205cm" style:rel-column-width="27776*"/>
    </style:style>
    <style:style style:name="Taula2.C" style:family="table-column">
      <style:table-column-properties style:column-width="7.204cm" style:rel-column-width="27771*"/>
    </style:style>
    <style:style style:name="Taula2.A1" style:family="table-cell">
      <style:table-cell-properties fo:padding="0.097cm" fo:border-left="0.05pt solid #000000" fo:border-right="none" fo:border-top="0.05pt solid #000000" fo:border-bottom="0.05pt solid #000000"/>
    </style:style>
    <style:style style:name="Taula2.C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C2" style:family="table-cell">
      <style:table-cell-properties fo:padding="0.097cm" fo:border-left="0.05pt solid #000000" fo:border-right="0.05pt solid #000000" fo:border-top="none" fo:border-bottom="0.05pt solid #000000"/>
    </style:style>
    <style:style style:name="Taula4" style:family="table">
      <style:table-properties style:width="7.893cm" table:align="left"/>
    </style:style>
    <style:style style:name="Taula4.A" style:family="table-column">
      <style:table-column-properties style:column-width="1.977cm"/>
    </style:style>
    <style:style style:name="Taula4.B" style:family="table-column">
      <style:table-column-properties style:column-width="2.129cm"/>
    </style:style>
    <style:style style:name="Taula4.C" style:family="table-column">
      <style:table-column-properties style:column-width="1.894cm"/>
    </style:style>
    <style:style style:name="Taula4.D" style:family="table-column">
      <style:table-column-properties style:column-width="1.893cm"/>
    </style:style>
    <style:style style:name="Taula4.A1" style:family="table-cell">
      <style:table-cell-properties fo:padding="0.097cm" fo:border-left="0.05pt solid #000000" fo:border-right="none" fo:border-top="0.05pt solid #000000" fo:border-bottom="0.05pt solid #000000"/>
    </style:style>
    <style:style style:name="Taula4.D1" style:family="table-cell">
      <style:table-cell-properties fo:padding="0.097cm" fo:border="0.05pt solid #000000"/>
    </style:style>
    <style:style style:name="Taula4.A2" style:family="table-cell">
      <style:table-cell-properties fo:padding="0.097cm" fo:border-left="0.05pt solid #000000" fo:border-right="none" fo:border-top="none" fo:border-bottom="0.05pt solid #000000"/>
    </style:style>
    <style:style style:name="Taula4.D2" style:family="table-cell">
      <style:table-cell-properties fo:padding="0.097cm" fo:border-left="0.05pt solid #000000" fo:border-right="0.05pt solid #000000" fo:border-top="none" fo:border-bottom="0.05pt solid #000000"/>
    </style:style>
    <style:style style:name="Taula3" style:family="table">
      <style:table-properties style:width="17cm" table:align="margins"/>
    </style:style>
    <style:style style:name="Taula3.A" style:family="table-column">
      <style:table-column-properties style:column-width="8.5cm" style:rel-column-width="32767*"/>
    </style:style>
    <style:style style:name="Taula3.B" style:family="table-column">
      <style:table-column-properties style:column-width="8.5cm" style:rel-column-width="32768*"/>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Taula3.B2" style:family="table-cell">
      <style:table-cell-properties fo:padding="0.097cm" fo:border-left="0.05pt solid #000000" fo:border-right="0.05pt solid #000000" fo:border-top="none" fo:border-bottom="0.05pt solid #000000"/>
    </style:style>
    <style:style style:name="Taula5" style:family="table">
      <style:table-properties style:width="17cm" table:align="margins"/>
    </style:style>
    <style:style style:name="Taula5.A" style:family="table-column">
      <style:table-column-properties style:column-width="4.249cm" style:rel-column-width="16383*"/>
    </style:style>
    <style:style style:name="Taula5.D" style:family="table-column">
      <style:table-column-properties style:column-width="4.251cm" style:rel-column-width="16386*"/>
    </style:style>
    <style:style style:name="Taula5.A1" style:family="table-cell">
      <style:table-cell-properties fo:padding="0.097cm" fo:border-left="0.05pt solid #000000" fo:border-right="none" fo:border-top="0.05pt solid #000000" fo:border-bottom="0.05pt solid #000000"/>
    </style:style>
    <style:style style:name="Taula5.D1" style:family="table-cell">
      <style:table-cell-properties fo:padding="0.097cm" fo:border="0.05pt solid #000000"/>
    </style:style>
    <style:style style:name="Taula5.A2" style:family="table-cell">
      <style:table-cell-properties fo:padding="0.097cm" fo:border-left="0.05pt solid #000000" fo:border-right="none" fo:border-top="none" fo:border-bottom="0.05pt solid #000000"/>
    </style:style>
    <style:style style:name="Taula5.D2"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style:style>
    <style:style style:name="Taula6.A" style:family="table-column">
      <style:table-column-properties style:column-width="3.401cm" style:rel-column-width="13107*"/>
    </style:style>
    <style:style style:name="Taula6.A1" style:family="table-cell">
      <style:table-cell-properties fo:padding="0.097cm" fo:border-left="0.05pt solid #000000" fo:border-right="none" fo:border-top="0.05pt solid #000000" fo:border-bottom="0.05pt solid #000000"/>
    </style:style>
    <style:style style:name="Taula6.E1" style:family="table-cell">
      <style:table-cell-properties fo:padding="0.097cm" fo:border="0.05pt solid #000000"/>
    </style:style>
    <style:style style:name="Taula6.A2" style:family="table-cell">
      <style:table-cell-properties fo:padding="0.097cm" fo:border-left="0.05pt solid #000000" fo:border-right="none" fo:border-top="none" fo:border-bottom="0.05pt solid #000000"/>
    </style:style>
    <style:style style:name="Taula6.E2"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style:style>
    <style:style style:name="Taula7.A" style:family="table-column">
      <style:table-column-properties style:column-width="4.249cm" style:rel-column-width="16383*"/>
    </style:style>
    <style:style style:name="Taula7.D" style:family="table-column">
      <style:table-column-properties style:column-width="4.251cm" style:rel-column-width="16386*"/>
    </style:style>
    <style:style style:name="Taula7.A1" style:family="table-cell">
      <style:table-cell-properties fo:padding="0.097cm" fo:border-left="0.05pt solid #000000" fo:border-right="none" fo:border-top="0.05pt solid #000000" fo:border-bottom="0.05pt solid #000000"/>
    </style:style>
    <style:style style:name="Taula7.D1" style:family="table-cell">
      <style:table-cell-properties fo:padding="0.097cm" fo:border="0.05pt solid #000000"/>
    </style:style>
    <style:style style:name="Taula7.A2" style:family="table-cell">
      <style:table-cell-properties fo:padding="0.097cm" fo:border-left="0.05pt solid #000000" fo:border-right="none" fo:border-top="none" fo:border-bottom="0.05pt solid #000000"/>
    </style:style>
    <style:style style:name="Taula7.D2" style:family="table-cell">
      <style:table-cell-properties fo:padding="0.097cm" fo:border-left="0.05pt solid #000000" fo:border-right="0.05pt solid #000000" fo:border-top="none" fo:border-bottom="0.05pt solid #000000"/>
    </style:style>
    <style:style style:name="Taula8" style:family="table">
      <style:table-properties style:width="17cm" table:align="margins"/>
    </style:style>
    <style:style style:name="Taula8.A" style:family="table-column">
      <style:table-column-properties style:column-width="2.429cm" style:rel-column-width="9361*"/>
    </style:style>
    <style:style style:name="Taula8.B" style:family="table-column">
      <style:table-column-properties style:column-width="2.429cm" style:rel-column-width="9362*"/>
    </style:style>
    <style:style style:name="Taula8.G" style:family="table-column">
      <style:table-column-properties style:column-width="2.429cm" style:rel-column-width="9364*"/>
    </style:style>
    <style:style style:name="Taula8.A1" style:family="table-cell">
      <style:table-cell-properties fo:padding="0.097cm" fo:border-left="0.05pt solid #000000" fo:border-right="none" fo:border-top="0.05pt solid #000000" fo:border-bottom="0.05pt solid #000000"/>
    </style:style>
    <style:style style:name="Taula8.G1" style:family="table-cell">
      <style:table-cell-properties fo:padding="0.097cm" fo:border="0.05pt solid #000000"/>
    </style:style>
    <style:style style:name="Taula8.A2" style:family="table-cell">
      <style:table-cell-properties fo:padding="0.097cm" fo:border-left="0.05pt solid #000000" fo:border-right="none" fo:border-top="none" fo:border-bottom="0.05pt solid #000000"/>
    </style:style>
    <style:style style:name="Taula8.G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justify" style:justify-single-word="false" fo:padding-left="0cm" fo:padding-right="0cm" fo:padding-top="0cm" fo:padding-bottom="0.035cm" fo:border-left="none" fo:border-right="none" fo:border-top="none" fo:border-bottom="0.51pt solid #000000"/>
      <style:text-properties fo:font-size="10pt" style:font-size-asian="10pt" style:font-size-complex="10pt"/>
    </style:style>
    <style:style style:name="P2" style:family="paragraph" style:parent-style-name="Apartado1">
      <style:paragraph-properties fo:margin-left="2.54cm" fo:margin-right="0cm" fo:text-indent="0cm" style:auto-text-indent="false"/>
    </style:style>
    <style:style style:name="P3" style:family="paragraph" style:parent-style-name="Apartado1">
      <style:paragraph-properties fo:margin-left="2.54cm" fo:margin-right="0cm" fo:text-indent="0cm" style:auto-text-indent="false"/>
      <style:text-properties fo:font-weight="bold" style:font-weight-asian="bold" style:font-weight-complex="bold"/>
    </style:style>
    <style:style style:name="P4" style:family="paragraph" style:parent-style-name="Apartado1">
      <style:paragraph-properties fo:margin-left="2.54cm" fo:margin-right="0cm" fo:margin-top="0cm" fo:margin-bottom="0cm" fo:text-indent="0cm" style:auto-text-indent="false"/>
    </style:style>
    <style:style style:name="P5" style:family="paragraph" style:parent-style-name="Text_20_body">
      <style:paragraph-properties fo:margin-left="2.54cm" fo:margin-right="0cm" fo:text-indent="0cm" style:auto-text-indent="false" fo:break-before="page"/>
      <style:text-properties style:font-name="Verdana" fo:font-size="14pt"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margin-left="2.54cm" fo:margin-right="0cm" fo:text-indent="0cm" style:auto-text-indent="false"/>
      <style:text-properties style:font-name="Verdana"/>
    </style:style>
    <style:style style:name="P7" style:family="paragraph" style:parent-style-name="Text_20_body">
      <style:paragraph-properties fo:margin-left="2.54cm" fo:margin-right="0cm" fo:text-indent="0cm" style:auto-text-indent="false"/>
      <style:text-properties style:font-name="Verdana" fo:font-style="italic" fo:font-weight="bold"/>
    </style:style>
    <style:style style:name="P8" style:family="paragraph" style:parent-style-name="Text_20_body">
      <style:paragraph-properties fo:margin-left="2.54cm" fo:margin-right="0cm" fo:text-indent="0cm" style:auto-text-indent="false"/>
      <style:text-properties style:font-name="Verdana" fo:language="en" fo:country="GB" fo:font-style="italic" fo:font-weight="bold"/>
    </style:style>
    <style:style style:name="P9" style:family="paragraph" style:parent-style-name="Text_20_body">
      <style:paragraph-properties fo:margin-left="2.54cm" fo:margin-right="0cm" fo:text-indent="0cm" style:auto-text-indent="false" fo:padding="0.049cm" fo:border="0.99pt solid #000000"/>
      <style:text-properties style:font-name="Verdana" fo:font-size="13pt" fo:font-style="italic" fo:font-weight="bold"/>
    </style:style>
    <style:style style:name="P10" style:family="paragraph" style:parent-style-name="Text_20_body">
      <style:paragraph-properties fo:margin-left="2.54cm" fo:margin-right="0cm" fo:text-indent="0cm" style:auto-text-indent="false" fo:padding="0.049cm" fo:border="0.99pt solid #000000"/>
      <style:text-properties style:font-name="Verdana" fo:font-size="13pt" fo:font-weight="bold"/>
    </style:style>
    <style:style style:name="P11" style:family="paragraph" style:parent-style-name="Apartado1">
      <style:text-properties fo:font-weight="bold" style:font-weight-asian="bold"/>
    </style:style>
    <style:style style:name="P12" style:family="paragraph" style:parent-style-name="Apartado1">
      <style:text-properties fo:font-weight="bold" style:font-weight-asian="bold" style:font-weight-complex="bold"/>
    </style:style>
    <style:style style:name="P13" style:family="paragraph" style:parent-style-name="Apartado1">
      <style:text-properties fo:font-size="11pt" style:font-size-asian="11pt" style:font-size-complex="11pt"/>
    </style:style>
    <style:style style:name="P14" style:family="paragraph" style:parent-style-name="Apartado1">
      <style:text-properties fo:font-size="11pt" style:text-underline-style="solid" style:text-underline-width="auto" style:text-underline-color="font-color" fo:font-weight="bold" style:font-size-asian="11pt" style:font-weight-asian="bold" style:font-size-complex="11pt" style:font-weight-complex="bold"/>
    </style:style>
    <style:style style:name="P15" style:family="paragraph" style:parent-style-name="Apartado1">
      <style:text-properties style:text-underline-style="solid" style:text-underline-width="auto" style:text-underline-color="font-color" fo:font-weight="bold" style:font-weight-asian="bold" style:font-weight-complex="bold"/>
    </style:style>
    <style:style style:name="P16" style:family="paragraph" style:parent-style-name="Apartado1">
      <style:paragraph-properties fo:orphans="2" fo:widows="2" style:writing-mode="lr-tb"/>
      <style:text-properties style:use-window-font-color="true" style:font-name="Times New Roman" fo:language="es" fo:country="ES" style:font-name-asian="Times New Roman" style:font-name-complex="Times New Roman" style:font-size-complex="11pt" style:language-complex="ar" style:country-complex="SA"/>
    </style:style>
    <style:style style:name="P17" style:family="paragraph" style:parent-style-name="Apartado1">
      <style:paragraph-properties fo:orphans="2" fo:widows="2" style:writing-mode="lr-tb"/>
      <style:text-properties style:use-window-font-color="true" style:font-name="Times New Roman" fo:language="es" fo:country="ES" fo:font-weight="bold" style:font-name-asian="Times New Roman" style:font-weight-asian="bold" style:font-name-complex="Times New Roman" style:font-size-complex="12pt" style:language-complex="ar" style:country-complex="SA" style:font-weight-complex="bold"/>
    </style:style>
    <style:style style:name="P18" style:family="paragraph" style:parent-style-name="Apartado1">
      <style:paragraph-properties fo:orphans="2" fo:widows="2" style:writing-mode="lr-tb"/>
      <style:text-properties style:use-window-font-color="true" style:font-name="Times New Roman" fo:font-size="11pt" fo:language="es" fo:country="ES" style:font-name-asian="Times New Roman" style:font-size-asian="11pt" style:font-name-complex="Times New Roman" style:font-size-complex="11pt" style:language-complex="ar" style:country-complex="SA"/>
    </style:style>
    <style:style style:name="P19" style:family="paragraph" style:parent-style-name="Apartado1">
      <style:paragraph-properties fo:orphans="2" fo:widows="2" style:writing-mode="lr-tb"/>
      <style:text-properties style:use-window-font-color="true" style:font-name="Times New Roman" fo:font-size="11pt" fo:language="es" fo:country="ES" fo:font-weight="bold" style:font-name-asian="Times New Roman" style:font-size-asian="11pt" style:font-weight-asian="bold" style:font-name-complex="Times New Roman" style:font-size-complex="11pt" style:language-complex="ar" style:country-complex="SA" style:font-weight-complex="bold"/>
    </style:style>
    <style:style style:name="P20" style:family="paragraph" style:parent-style-name="Apartado1">
      <style:paragraph-properties fo:margin-left="2.501cm" fo:margin-right="0cm" fo:orphans="2" fo:widows="2" fo:text-indent="0cm" style:auto-text-indent="false" style:writing-mode="lr-tb"/>
      <style:text-properties style:use-window-font-color="true" style:font-name="Times New Roman" fo:font-size="11pt" fo:language="es" fo:country="ES" style:font-name-asian="Times New Roman" style:font-size-asian="11pt" style:font-name-complex="Times New Roman" style:font-size-complex="11pt" style:language-complex="ar" style:country-complex="SA"/>
    </style:style>
    <style:style style:name="P21" style:family="paragraph" style:parent-style-name="Apartado1">
      <style:paragraph-properties fo:margin-top="0.212cm" fo:margin-bottom="0.212cm"/>
      <style:text-properties fo:font-size="11pt" style:text-underline-style="solid" style:text-underline-width="auto" style:text-underline-color="font-color" fo:font-weight="bold" style:font-size-asian="11pt" style:font-weight-asian="bold" style:font-size-complex="11pt" style:font-weight-complex="bold"/>
    </style:style>
    <style:style style:name="P22" style:family="paragraph" style:parent-style-name="Apartado1">
      <style:paragraph-properties fo:margin-left="2.861cm" fo:margin-right="0cm" fo:margin-top="0cm" fo:margin-bottom="0cm" fo:text-indent="0cm" style:auto-text-indent="false"/>
    </style:style>
    <style:style style:name="P23" style:family="paragraph" style:parent-style-name="Apartado1">
      <style:paragraph-properties fo:margin-left="2.861cm" fo:margin-right="0cm" fo:margin-top="0cm" fo:margin-bottom="0cm" fo:text-indent="0cm" style:auto-text-indent="false"/>
      <style:text-properties fo:font-size="11pt" style:font-size-asian="11pt" style:font-size-complex="11pt"/>
    </style:style>
    <style:style style:name="P24" style:family="paragraph" style:parent-style-name="Apartado1">
      <style:paragraph-properties fo:margin-left="2.861cm" fo:margin-right="0cm" fo:text-indent="0cm" style:auto-text-indent="false"/>
    </style:style>
    <style:style style:name="P25" style:family="paragraph" style:parent-style-name="Apartado1">
      <style:paragraph-properties fo:margin-left="2.861cm" fo:margin-right="0cm" fo:text-indent="0cm" style:auto-text-indent="false"/>
      <style:text-properties fo:font-size="11pt" style:font-size-asian="11pt" style:font-size-complex="11pt"/>
    </style:style>
    <style:style style:name="P26" style:family="paragraph" style:parent-style-name="Apartado1">
      <style:paragraph-properties fo:margin-left="2.861cm" fo:margin-right="0cm" fo:text-indent="0cm" style:auto-text-indent="false"/>
      <style:text-properties fo:font-weight="bold" style:font-weight-asian="bold" style:font-weight-complex="bold"/>
    </style:style>
    <style:style style:name="P27" style:family="paragraph" style:parent-style-name="Apartado1">
      <style:paragraph-properties fo:margin-left="2.858cm" fo:margin-right="0cm" fo:margin-top="0cm" fo:margin-bottom="0cm" fo:text-indent="0cm" style:auto-text-indent="false"/>
      <style:text-properties fo:font-size="11pt" style:font-size-asian="11pt" style:font-size-complex="11pt"/>
    </style:style>
    <style:style style:name="P28" style:family="paragraph" style:parent-style-name="Apartado1">
      <style:paragraph-properties fo:margin-left="3.175cm" fo:margin-right="0cm" fo:text-indent="0cm" style:auto-text-indent="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9" style:family="paragraph" style:parent-style-name="Apartado1">
      <style:paragraph-properties fo:margin-left="3.175cm" fo:margin-right="0cm" fo:text-indent="0cm" style:auto-text-indent="false"/>
      <style:text-properties fo:font-size="11pt" style:font-size-asian="11pt" style:font-size-complex="11pt"/>
    </style:style>
    <style:style style:name="P30" style:family="paragraph" style:parent-style-name="Apartado1">
      <style:paragraph-properties fo:margin-top="0cm" fo:margin-bottom="0cm"/>
    </style:style>
    <style:style style:name="P31" style:family="paragraph" style:parent-style-name="Apartado1">
      <style:paragraph-properties fo:margin-left="0cm" fo:margin-right="0cm" fo:text-indent="0cm" style:auto-text-indent="false"/>
    </style:style>
    <style:style style:name="P32" style:family="paragraph" style:parent-style-name="Apartado1">
      <style:paragraph-properties fo:margin-left="0cm" fo:margin-right="0cm" fo:text-indent="0cm" style:auto-text-indent="false"/>
      <style:text-properties fo:font-weight="bold" style:font-weight-asian="bold" style:font-weight-complex="bold"/>
    </style:style>
    <style:style style:name="P33" style:family="paragraph" style:parent-style-name="Apartado1">
      <style:paragraph-properties fo:margin-left="0cm" fo:margin-right="0cm" fo:text-indent="0cm" style:auto-text-indent="false" style:snap-to-layout-grid="false"/>
      <style:text-properties fo:font-weight="bold" style:font-weight-asian="bold" style:font-weight-complex="bold"/>
    </style:style>
    <style:style style:name="P34" style:family="paragraph" style:parent-style-name="Apartado1">
      <style:paragraph-properties fo:margin-left="0cm" fo:margin-right="0cm" fo:text-indent="0cm" style:auto-text-indent="false" style:snap-to-layout-grid="false"/>
    </style:style>
    <style:style style:name="P35" style:family="paragraph" style:parent-style-name="Apartado1">
      <style:paragraph-properties fo:margin-left="0cm" fo:margin-right="0cm" fo:text-align="end" style:justify-single-word="false" fo:text-indent="0cm" style:auto-text-indent="false" style:snap-to-layout-grid="false"/>
    </style:style>
    <style:style style:name="P36" style:family="paragraph" style:parent-style-name="Apartado1">
      <style:paragraph-properties fo:margin-left="0cm" fo:margin-right="0cm" fo:text-indent="0cm" style:auto-text-indent="false"/>
      <style:text-properties fo:color="#800000" style:font-name="TimesNewRoman,Bold" fo:font-size="10pt" fo:font-weight="bold" style:font-name-asian="TimesNewRoman,Bold" style:font-size-asian="10pt" style:font-weight-asian="bold" style:font-name-complex="TimesNewRoman,Bold" style:font-size-complex="10pt" style:font-weight-complex="bold"/>
    </style:style>
    <style:style style:name="P37" style:family="paragraph" style:parent-style-name="Apartado1">
      <style:paragraph-properties fo:margin-left="0cm" fo:margin-right="0cm" fo:margin-top="0cm" fo:margin-bottom="0cm" fo:text-align="center" style:justify-single-word="false" fo:text-indent="0cm" style:auto-text-indent="false" style:snap-to-layout-grid="false"/>
    </style:style>
    <style:style style:name="P38" style:family="paragraph" style:parent-style-name="Apartado1">
      <style:paragraph-properties fo:margin-left="0cm" fo:margin-right="0cm" fo:margin-top="0cm" fo:margin-bottom="0cm" fo:text-align="end" style:justify-single-word="false" fo:text-indent="0cm" style:auto-text-indent="false" style:snap-to-layout-grid="false"/>
    </style:style>
    <style:style style:name="P39" style:family="paragraph" style:parent-style-name="Apartado1">
      <style:paragraph-properties fo:margin-left="0cm" fo:margin-right="0cm" fo:margin-top="0cm" fo:margin-bottom="0cm" fo:text-align="center" style:justify-single-word="false" fo:text-indent="0cm" style:auto-text-indent="false" style:snap-to-layout-grid="false"/>
      <style:text-properties fo:language="en" fo:country="GB"/>
    </style:style>
    <style:style style:name="P40" style:family="paragraph" style:parent-style-name="Apartado1">
      <style:paragraph-properties fo:margin-left="0cm" fo:margin-right="0cm" fo:margin-top="0cm" fo:margin-bottom="0cm" fo:text-indent="0cm" style:auto-text-indent="false" style:snap-to-layout-grid="false"/>
      <style:text-properties fo:language="en" fo:country="GB"/>
    </style:style>
    <style:style style:name="P41" style:family="paragraph" style:parent-style-name="Apartado1">
      <style:paragraph-properties fo:margin-left="0cm" fo:margin-right="0cm" fo:margin-top="0cm" fo:margin-bottom="0cm" fo:text-indent="0cm" style:auto-text-indent="false" style:snap-to-layout-grid="false"/>
    </style:style>
    <style:style style:name="P42" style:family="paragraph" style:parent-style-name="Text_20_body">
      <style:paragraph-properties fo:margin-left="0cm" fo:margin-right="0cm" fo:text-indent="0cm" style:auto-text-indent="false"/>
    </style:style>
    <style:style style:name="P43" style:family="paragraph" style:parent-style-name="Apartado1">
      <style:paragraph-properties fo:margin-left="5.001cm" fo:margin-right="0cm" fo:margin-top="0cm" fo:margin-bottom="0cm" fo:text-indent="0cm" style:auto-text-indent="false"/>
    </style:style>
    <style:style style:name="P44" style:family="paragraph" style:parent-style-name="Apartado1">
      <style:paragraph-properties fo:margin-left="5.001cm" fo:margin-right="0cm" fo:text-indent="0cm" style:auto-text-indent="false"/>
    </style:style>
    <style:style style:name="P45" style:family="paragraph" style:parent-style-name="Apartado1">
      <style:paragraph-properties fo:margin-left="5.001cm" fo:margin-right="0cm" fo:text-indent="0cm" style:auto-text-indent="false" fo:break-before="page"/>
    </style:style>
    <style:style style:name="P46" style:family="paragraph" style:parent-style-name="Standard">
      <style:paragraph-properties fo:text-align="start" style:justify-single-word="false" style:text-autospace="none"/>
      <style:text-properties style:font-name="ArialNarrow-Bold" fo:font-size="10pt" fo:font-weight="bold" style:font-name-asian="ArialNarrow-Bold" style:font-size-asian="10pt" style:font-weight-asian="bold" style:font-name-complex="ArialNarrow-Bold" style:font-size-complex="10pt" style:font-weight-complex="bold"/>
    </style:style>
    <style:style style:name="P47" style:family="paragraph" style:parent-style-name="Standard">
      <style:paragraph-properties fo:text-align="start" style:justify-single-word="false" style:text-autospace="none"/>
      <style:text-properties style:font-name="ArialNarrow-Bold" fo:font-size="10pt" style:text-underline-style="solid" style:text-underline-width="auto" style:text-underline-color="font-color" fo:font-weight="bold" style:font-name-asian="ArialNarrow-Bold" style:font-size-asian="10pt" style:font-weight-asian="bold" style:font-name-complex="ArialNarrow-Bold" style:font-size-complex="10pt" style:font-weight-complex="bold"/>
    </style:style>
    <style:style style:name="P48" style:family="paragraph" style:parent-style-name="Standard">
      <style:paragraph-properties fo:text-align="start" style:justify-single-word="false" style:text-autospace="none"/>
      <style:text-properties style:font-name="TimesNewRoman,Bold" fo:font-size="10pt" fo:font-weight="bold" style:font-name-asian="TimesNewRoman,Bold" style:font-size-asian="10pt" style:font-weight-asian="bold" style:font-name-complex="TimesNewRoman,Bold" style:font-size-complex="10pt" style:font-weight-complex="bold"/>
    </style:style>
    <style:style style:name="P49" style:family="paragraph" style:parent-style-name="Standard">
      <style:paragraph-properties fo:text-align="start" style:justify-single-word="false" style:text-autospace="none"/>
      <style:text-properties style:font-name="ArialNarrow-Italic" fo:font-size="10pt" fo:font-style="italic" style:font-name-asian="ArialNarrow-Italic" style:font-size-asian="10pt" style:font-style-asian="italic" style:font-name-complex="ArialNarrow-Italic" style:font-size-complex="10pt" style:font-style-complex="italic"/>
    </style:style>
    <style:style style:name="P50" style:family="paragraph" style:parent-style-name="Standard">
      <style:paragraph-properties fo:text-align="start" style:justify-single-word="false" style:text-autospace="none"/>
      <style:text-properties style:font-name="ArialNarrow-Italic" fo:font-size="10pt" fo:font-style="normal" fo:font-weight="bold" style:font-name-asian="ArialNarrow-Italic" style:font-size-asian="10pt" style:font-style-asian="normal" style:font-weight-asian="bold" style:font-name-complex="ArialNarrow-Italic" style:font-size-complex="10pt" style:font-style-complex="normal" style:font-weight-complex="bold"/>
    </style:style>
    <style:style style:name="P51" style:family="paragraph" style:parent-style-name="Text_20_body">
      <style:text-properties style:font-name="Verdana" fo:font-size="14pt"/>
    </style:style>
    <style:style style:name="P52" style:family="paragraph" style:parent-style-name="Text_20_body">
      <style:text-properties style:font-name="Verdana" fo:language="en" fo:country="GB" fo:font-weight="bold" style:font-weight-asian="bold" style:font-weight-complex="bold"/>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size="14pt" fo:font-weight="bold" style:font-size-asian="14pt" style:font-weight-asian="bold" style:font-size-complex="14pt" style:font-weight-complex="bold"/>
    </style:style>
    <style:style style:name="P55" style:family="paragraph" style:parent-style-name="Text_20_body">
      <style:text-properties fo:font-size="2pt" style:font-size-asian="2pt" style:font-size-complex="2pt"/>
    </style:style>
    <style:style style:name="P56" style:family="paragraph" style:parent-style-name="Text_20_body">
      <style:paragraph-properties fo:padding="0.049cm" fo:border="0.99pt solid #000000"/>
    </style:style>
    <style:style style:name="P57" style:family="paragraph" style:parent-style-name="Text_20_body">
      <style:paragraph-properties fo:margin-left="2.54cm" fo:margin-right="0cm" fo:text-indent="-0.635cm" style:auto-text-indent="false"/>
    </style:style>
    <style:style style:name="P58" style:family="paragraph" style:parent-style-name="Text_20_body">
      <style:paragraph-properties fo:margin-left="2.54cm" fo:margin-right="0cm" fo:text-indent="-0.635cm" style:auto-text-indent="false"/>
      <style:text-properties style:font-name="Verdana" fo:language="en" fo:country="GB" fo:font-style="italic" fo:font-weight="bold"/>
    </style:style>
    <style:style style:name="P59" style:family="paragraph" style:parent-style-name="Text_20_body">
      <style:paragraph-properties fo:margin-left="2.223cm" fo:margin-right="0cm" fo:text-indent="-0.318cm" style:auto-text-indent="false"/>
    </style:style>
    <style:style style:name="P60" style:family="paragraph" style:parent-style-name="Text_20_body">
      <style:paragraph-properties fo:margin-left="2.97cm" fo:margin-right="0cm" fo:text-indent="-0.635cm" style:auto-text-indent="false"/>
    </style:style>
    <style:style style:name="P61" style:family="paragraph" style:parent-style-name="Text_20_body">
      <style:paragraph-properties fo:margin-left="2.97cm" fo:margin-right="0cm" fo:text-indent="-0.635cm" style:auto-text-indent="false"/>
      <style:text-properties style:font-name="Verdana"/>
    </style:style>
    <style:style style:name="P62" style:family="paragraph" style:parent-style-name="Text_20_body">
      <style:paragraph-properties fo:margin-left="2.97cm" fo:margin-right="0cm" fo:text-indent="0cm" style:auto-text-indent="false"/>
    </style:style>
    <style:style style:name="P63" style:family="paragraph" style:parent-style-name="Text_20_body">
      <style:paragraph-properties fo:margin-left="2.97cm" fo:margin-right="0cm" fo:text-indent="0cm" style:auto-text-indent="false" fo:padding="0.049cm" fo:border="0.99pt solid #000000"/>
    </style:style>
    <style:style style:name="P64" style:family="paragraph" style:parent-style-name="Text_20_body">
      <style:paragraph-properties fo:margin-left="2.97cm" fo:margin-right="0cm" fo:text-indent="0cm" style:auto-text-indent="false" fo:padding="0.049cm" fo:border="0.99pt solid #000000"/>
      <style:text-properties style:font-name="Verdana" fo:font-size="13pt" fo:font-weight="bold"/>
    </style:style>
    <style:style style:name="P65" style:family="paragraph" style:parent-style-name="Text_20_body">
      <style:paragraph-properties fo:margin-left="0.635cm" fo:margin-right="0cm" fo:text-indent="-0.635cm" style:auto-text-indent="false"/>
      <style:text-properties fo:font-weight="bold" style:font-weight-asian="bold" style:font-weight-complex="bold"/>
    </style:style>
    <style:style style:name="P66" style:family="paragraph" style:parent-style-name="Text_20_body">
      <style:paragraph-properties fo:margin-left="1.27cm" fo:margin-right="0cm" fo:text-indent="-0.635cm" style:auto-text-indent="false"/>
    </style:style>
    <style:style style:name="P67" style:family="paragraph" style:parent-style-name="Text_20_body">
      <style:paragraph-properties fo:text-align="start" style:justify-single-word="false" fo:break-before="page" style:text-autospace="none"/>
      <style:text-properties style:font-name="ArialNarrow-Bold" fo:font-size="10pt" fo:font-weight="bold" style:font-name-asian="ArialNarrow-Bold" style:font-size-asian="10pt" style:font-weight-asian="bold" style:font-name-complex="ArialNarrow-Bold" style:font-size-complex="10pt" style:font-weight-complex="bold"/>
    </style:style>
    <style:style style:name="P68" style:family="paragraph" style:parent-style-name="Text_20_body">
      <style:paragraph-properties fo:margin-left="0.635cm" fo:margin-right="0cm" fo:text-indent="0cm" style:auto-text-indent="false"/>
    </style:style>
    <style:style style:name="P69" style:family="paragraph" style:parent-style-name="Table_20_Contents">
      <style:paragraph-properties fo:text-align="center" style:justify-single-word="false"/>
    </style:style>
    <style:style style:name="P70" style:family="paragraph" style:parent-style-name="Text_20_body">
      <style:paragraph-properties fo:margin-left="1.27cm" fo:margin-right="0cm" fo:text-indent="-0.635cm" style:auto-text-indent="false"/>
      <style:text-properties fo:language="en" fo:country="GB"/>
    </style:style>
    <style:style style:name="P71" style:family="paragraph" style:parent-style-name="Text_20_body">
      <style:text-properties fo:language="en" fo:country="GB"/>
    </style:style>
    <style:style style:name="P72" style:family="paragraph" style:parent-style-name="Text_20_body">
      <style:paragraph-properties fo:margin-left="0cm" fo:margin-right="0cm" fo:text-indent="0cm" style:auto-text-indent="false"/>
      <style:text-properties fo:language="en" fo:country="GB"/>
    </style:style>
    <style:style style:name="P73" style:family="paragraph" style:parent-style-name="Text_20_body">
      <style:paragraph-properties fo:margin-left="0.635cm" fo:margin-right="0cm" fo:text-indent="0cm" style:auto-text-indent="false"/>
      <style:text-properties fo:language="en" fo:country="GB"/>
    </style:style>
    <style:style style:name="P74" style:family="paragraph" style:parent-style-name="Apartado1" style:list-style-name="WW8Num3">
      <style:paragraph-properties fo:margin-left="1.27cm" fo:margin-right="0cm" fo:text-indent="0cm" style:auto-text-indent="false">
        <style:tab-stops/>
      </style:paragraph-properties>
      <style:text-properties fo:font-weight="bold" style:font-weight-asian="bold"/>
    </style:style>
    <style:style style:name="P75" style:family="paragraph" style:parent-style-name="Apartado1" style:list-style-name="WW8Num3">
      <style:paragraph-properties fo:margin-left="1.27cm" fo:margin-right="0cm" fo:text-indent="0cm" style:auto-text-indent="false">
        <style:tab-stops/>
      </style:paragraph-properties>
      <style:text-properties fo:font-weight="bold" style:font-weight-asian="bold" style:font-weight-complex="bold"/>
    </style:style>
    <style:style style:name="P76" style:family="paragraph" style:parent-style-name="Apartado1" style:list-style-name="WW8Num3">
      <style:paragraph-properties fo:margin-left="1.27cm" fo:margin-right="0cm" fo:text-indent="0cm" style:auto-text-indent="false">
        <style:tab-stops/>
      </style:paragraph-properties>
      <style:text-properties fo:font-size="11pt" fo:font-weight="bold" style:font-size-asian="11pt" style:font-weight-asian="bold" style:font-size-complex="11pt"/>
    </style:style>
    <style:style style:name="P77" style:family="paragraph" style:parent-style-name="Apartado1" style:list-style-name="WW8Num14">
      <style:paragraph-properties fo:orphans="2" fo:widows="2" style:writing-mode="lr-tb"/>
      <style:text-properties style:use-window-font-color="true" style:font-name="Times New Roman" fo:language="es" fo:country="ES" style:font-name-asian="Times New Roman" style:font-name-complex="Times New Roman" style:font-size-complex="12pt" style:language-complex="ar" style:country-complex="SA"/>
    </style:style>
    <style:style style:name="P78" style:family="paragraph" style:parent-style-name="Apartado1" style:list-style-name="L1">
      <style:paragraph-properties fo:margin-top="0cm" fo:margin-bottom="0cm"/>
    </style:style>
    <style:style style:name="P79" style:family="paragraph" style:parent-style-name="Apartado1" style:list-style-name="WW8Num18">
      <style:paragraph-properties fo:margin-top="0cm" fo:margin-bottom="0cm" fo:line-height="85%"/>
    </style:style>
    <style:style style:name="P80" style:family="paragraph" style:parent-style-name="Apartado1" style:list-style-name="WW8Num17">
      <style:paragraph-properties fo:margin-left="7.511cm" fo:margin-right="0cm" fo:margin-top="0cm" fo:margin-bottom="0cm" fo:text-indent="-2.51cm" style:auto-text-indent="false"/>
    </style:style>
    <style:style style:name="P81" style:family="paragraph" style:parent-style-name="Apartado1" style:list-style-name="WW8Num18">
      <style:paragraph-properties fo:margin-left="2.529cm" fo:margin-right="0cm" fo:line-height="85%" fo:text-indent="-0.63cm" style:auto-text-indent="false"/>
    </style:style>
    <style:style style:name="T1" style:family="text">
      <style:text-properties fo:font-weight="bold" style:font-weight-asian="bold" style:font-weight-complex="bold"/>
    </style:style>
    <style:style style:name="T2" style:family="text">
      <style:text-properties style:font-name="Wingdings"/>
    </style:style>
    <style:style style:name="T3" style:family="text">
      <style:text-properties style:font-name="Symbol"/>
    </style:style>
    <style:style style:name="T4" style:family="text">
      <style:text-properties style:font-name="Verdana"/>
    </style:style>
    <style:style style:name="T5" style:family="text">
      <style:text-properties style:font-name="Verdana" fo:language="en" fo:country="GB"/>
    </style:style>
    <style:style style:name="T6" style:family="text">
      <style:text-properties style:font-name="Verdana" fo:language="en" fo:country="GB" style:text-underline-style="solid" style:text-underline-width="auto" style:text-underline-color="font-color"/>
    </style:style>
    <style:style style:name="T7" style:family="text">
      <style:text-properties style:font-name="Verdana" style:text-underline-style="solid" style:text-underline-width="auto" style:text-underline-color="font-color"/>
    </style:style>
    <style:style style:name="T8" style:family="text">
      <style:text-properties style:text-position="33% 80%" style:font-name="Verdana"/>
    </style:style>
    <style:style style:name="T9" style:family="text">
      <style:text-properties style:font-name="Symbol1"/>
    </style:style>
    <style:style style:name="T10" style:family="text">
      <style:text-properties style:font-name="ArialNarrow" fo:font-size="10pt" fo:font-weight="bold" style:font-name-asian="ArialNarrow" style:font-size-asian="10pt" style:font-weight-asian="bold" style:font-name-complex="ArialNarrow" style:font-size-complex="10pt" style:font-weight-complex="bold"/>
    </style:style>
    <style:style style:name="T11" style:family="text">
      <style:text-properties fo:font-variant="normal" fo:text-transform="none"/>
    </style:style>
    <style:style style:name="T12" style:family="text">
      <style:text-properties fo:font-variant="normal" fo:text-transform="none" fo:language="en" fo:country="GB"/>
    </style:style>
    <style:style style:name="T13" style:family="text">
      <style:text-properties fo:font-variant="normal" fo:text-transform="none" fo:language="fr" fo:country="FR"/>
    </style:style>
    <style:style style:name="T14" style:family="text">
      <style:text-properties fo:font-variant="normal" fo:text-transform="none" style:font-name="Times New Roman1" fo:font-size="12pt" style:font-size-asian="12pt" style:font-size-complex="12pt"/>
    </style:style>
    <style:style style:name="T15" style:family="text">
      <style:text-properties fo:language="en" fo:country="GB"/>
    </style:style>
    <style:style style:name="T16" style:family="text">
      <style:text-properties fo:language="fr" fo:country="FR"/>
    </style:style>
    <style:style style:name="T17" style:family="text">
      <style:text-properties style:font-name="Times New Roman1" fo:font-size="12pt" style:font-size-asian="12pt" style:font-size-complex="12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543cm" draw:visible-area-height="12.513cm"/>
    </style:style>
    <text:list-style style:name="L1">
      <text:list-level-style-bullet text:level="1"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85cm" fo:text-indent="-0.635cm" fo:margin-left="8.6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9" text:anchor-type="page" text:anchor-page-number="1" svg:x="3.863cm" svg:y="-0.026cm" svg:width="0.318cm" draw:z-index="1">
        <draw:text-box fo:min-height="0.714cm">
          <text:p text:style-name="P55"><draw:frame draw:style-name="fr2" draw:name="gráficos15" text:anchor-type="as-char" svg:width="0.318cm" svg:height="0.714cm" draw:z-index="3"><draw:image xlink:href="file:///D:/C:%5CDOCUME~1%5CPROFES~1%5CCONFIG~1%5CTemp%5Cmsohtml1%5C01%5Cclip_image017.gif" xlink:type="simple" xlink:show="embed" xlink:actuate="onLoad"/></draw:frame></text:p>
        </draw:text-box>
      </draw:frame>
      <draw:frame draw:style-name="fr1" draw:name="Marco10" text:anchor-type="page" text:anchor-page-number="1" svg:x="1.005cm" svg:y="-0.026cm" svg:width="0.318cm" draw:z-index="2">
        <draw:text-box fo:min-height="0.714cm">
          <text:p text:style-name="P55"><draw:frame draw:style-name="fr2" draw:name="gráficos16" text:anchor-type="as-char" svg:width="0.318cm" svg:height="0.714cm" draw:z-index="4"><draw:image xlink:href="file:///D:/C:%5CDOCUME~1%5CPROFES~1%5CCONFIG~1%5CTemp%5Cmsohtml1%5C01%5Cclip_image017.gif" xlink:type="simple" xlink:show="embed" xlink:actuate="onLoad"/></draw:frame></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UF1. PROGRAMACIÓ ESTRUCTURAD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NF1.- ESTRUCTURA D'UN PROGRAMA INFORMÀTIC</text:h>
      <text:list xml:id="list30389625" text:style-name="WW8Num3">
        <text:list-item>
          <text:list>
            <text:list-item>
              <text:p text:style-name="Subtitulo">Conceptos básicos</text:p>
              <text:list>
                <text:list-item>
                  <text:p text:style-name="P74">Ordenador</text:p>
                </text:list-item>
              </text:list>
            </text:list-item>
          </text:list>
        </text:list-item>
      </text:list>
      <text:p text:style-name="Apartado1">Máquina electrónica, analógica o digital, dotada de una memoria de gran capacidad y de métodos de tratamiento de la información, capaz de resolver problemas matemáticos y lógicos mediante la utilización automática de programas informáticos.</text:p>
      <text:p text:style-name="Apartado1">Los componentes básicos de un ordenador son: procesador, memoria y periféricos.</text:p>
      <text:p text:style-name="Apartado1"/>
      <text:list xml:id="list30398615" text:continue-numbering="true" text:style-name="WW8Num3">
        <text:list-item>
          <text:list>
            <text:list-item>
              <text:list>
                <text:list-item>
                  <text:p text:style-name="P74">Informática</text:p>
                </text:list-item>
              </text:list>
            </text:list-item>
          </text:list>
        </text:list-item>
      </text:list>
      <text:p text:style-name="Apartado1">Ciencia orientada al proceso de información mediante el uso de computadoras.</text:p>
      <text:p text:style-name="Apartado1"/>
      <text:list xml:id="list30413619" text:continue-numbering="true" text:style-name="WW8Num3">
        <text:list-item>
          <text:list>
            <text:list-item>
              <text:list>
                <text:list-item>
                  <text:p text:style-name="P74">Procesador</text:p>
                </text:list-item>
              </text:list>
            </text:list-item>
          </text:list>
        </text:list-item>
      </text:list>
      <text:p text:style-name="Apartado1">El componente principal de una computadora es el procesador el cual, en principio, sólo es capaz de realizar físicamente tres clases de operaciones básicas: operaciones aritméticas sencillas (sumas, restas, multiplicaciones y divisiones) y operaciones lógicas sencillas (comparación de valores =, &gt;, &lt;). Combinando adecuadamente estas operaciones mediante un programa se pueden llegar a realizar tareas muy complejas.</text:p>
      <text:p text:style-name="Apartado1"/>
      <text:list xml:id="list30395171" text:continue-numbering="true" text:style-name="WW8Num3">
        <text:list-item>
          <text:list>
            <text:list-item>
              <text:list>
                <text:list-item>
                  <text:p text:style-name="P75">Hardware y software</text:p>
                </text:list-item>
              </text:list>
            </text:list-item>
          </text:list>
        </text:list-item>
      </text:list>
      <text:p text:style-name="P11">Hardware</text:p>
      <text:p text:style-name="Apartado1">Se trata de todos los componentes físicos que forman parte de un ordenador: procesador, RAM, impresora, teclado, ratón,...</text:p>
      <text:p text:style-name="P11">Software</text:p>
      <text:p text:style-name="Apartado1">Se trata de la parte conceptual del ordenador. Es decir los datos y aplicaciones que maneja y que permiten un grado de abstracción mayor. Cualquier cosa que se pueda almacenar en una unidad de almacenamiento es software (la propia unidad sería hardware).</text:p>
      <text:p text:style-name="Apartado1"/>
      <text:list xml:id="list30425080" text:continue-numbering="true" text:style-name="WW8Num3">
        <text:list-item>
          <text:list>
            <text:list-item>
              <text:list>
                <text:list-item>
                  <text:p text:style-name="P74">Sistema Operativo</text:p>
                </text:list-item>
              </text:list>
            </text:list-item>
          </text:list>
        </text:list-item>
      </text:list>
      <text:p text:style-name="Apartado1">Se trata del software (programa) encargado de gestionar el ordenador. Es la aplicación que oculta la física real del ordenador para mostrarnos un interfaz que permita al usuario un mejor y más fácil manejo de la computadora.</text:p>
      <text:p text:style-name="P11">Funciones del Sistema Operativo</text:p>
      <text:p text:style-name="Apartado1">Las principales funciones que desempeña un Sistema Operativo son:</text:p>
      <text:list xml:id="list30389259" text:style-name="WW8Num14">
        <text:list-item>
          <text:list>
            <text:list-item>
              <text:list>
                <text:list-item>
                  <text:p text:style-name="P77">Permitir al usuario comunicarse con el ordenador. A través de comandos o a través de una interfaz gráfica.</text:p>
                </text:list-item>
                <text:list-item>
                  <text:p text:style-name="P77">Coordinar y manipular el hardware de la computadora: memoria, impresoras, unidades de disco, el teclado,...</text:p>
                </text:list-item>
                <text:list-item>
                  <text:p text:style-name="P77">Proporcionar herramientas para organizar los datos de manera lógica (carpetas, archivos,...)</text:p>
                </text:list-item>
                <text:list-item>
                  <text:p text:style-name="P77">Proporcionar herramientas para organizar las aplicaciones instaladas.</text:p>
                </text:list-item>
                <text:list-item>
                  <text:p text:style-name="P77">Gestionar el acceso a redes</text:p>
                </text:list-item>
                <text:list-item>
                  <text:p text:style-name="P77"><text:soft-page-break/>Gestionar los errores de hardware y la pérdida de datos.</text:p>
                </text:list-item>
                <text:list-item>
                  <text:p text:style-name="P77">Servir de base para la creación de aplicaciones, proporcionando funciones que faciliten la tarea a los programadores.</text:p>
                </text:list-item>
                <text:list-item>
                  <text:p text:style-name="P77">Administrar la configuración de los usuarios.</text:p>
                </text:list-item>
                <text:list-item>
                  <text:p text:style-name="P77">Proporcionar herramientas para controlar la seguridad del sistema.</text:p>
                </text:list-item>
              </text:list>
            </text:list-item>
          </text:list>
        </text:list-item>
      </text:list>
      <text:p text:style-name="Apartado1"/>
      <text:list xml:id="list30396350" text:continue-list="list30425080" text:style-name="WW8Num3">
        <text:list-item>
          <text:list>
            <text:list-item>
              <text:list>
                <text:list-item>
                  <text:p text:style-name="P74">Tipos de programas</text:p>
                </text:list-item>
              </text:list>
            </text:list-item>
          </text:list>
        </text:list-item>
      </text:list>
      <text:p text:style-name="Apartado1"><text:span text:style-name="T1">Programas de gestión</text:span>. Se caracterizan por el manejo de una gran cantidad de datos con pocos cálculos. Word, Acces.</text:p>
      <text:p text:style-name="Apartado1"><text:span text:style-name="T1">Programas técnico-científicos</text:span>. Realizan una gran cantidad de cálculos con pocos datos (resuelven problemas matemáticos, físicos, etc.). Maple.</text:p>
      <text:p text:style-name="Apartado1"><text:span text:style-name="T1">Programas de diseño (CAD)</text:span>. Se caracterizan por la utilización de técnicas gráficas para resolver problemas de diseño gráfico. Autocad.</text:p>
      <text:p text:style-name="Apartado1"><text:span text:style-name="T1">Programas de simulación</text:span>. Intentan reflejar una situación real para facilitar su estudio y analizar los problemas que se pueden plantear.</text:p>
      <text:p text:style-name="Apartado1"><text:span text:style-name="T1">Programas educativos</text:span>. Utilizan las ventajas de la computadora para la docencia, convirtiéndola en un profesor para autodidactas. Wingeo, Clic.</text:p>
      <text:p text:style-name="Apartado1"><text:span text:style-name="T1">Etc</text:span>.</text:p>
      <text:p text:style-name="Apartado1"/>
      <text:list xml:id="list30394634" text:continue-numbering="true" text:style-name="WW8Num3">
        <text:list-item>
          <text:list>
            <text:list-item>
              <text:list>
                <text:list-item>
                  <text:p text:style-name="P74">Lenguajes de programación</text:p>
                </text:list-item>
              </text:list>
            </text:list-item>
          </text:list>
        </text:list-item>
      </text:list>
      <text:p text:style-name="Apartado1">Un lenguaje viene dado por una gramática o conjunto de reglas que se aplican a un alfabeto (conjunto de signos que representan los elementos utilizados en un lenguaje). Un lenguaje de programación es una notación (sistema de signos) para escribir programas. Los lenguajes de programación se clasifican en dos grandes grupos:</text:p>
      <text:p text:style-name="Apartado1"><text:span text:style-name="T1">Lenguajes de bajo nivel</text:span>. Son aquellos que por sus características se encuentran más próximos a la arquitectura de la máquina, englobándose en este grupo el lenguaje máquina y el lenguaje ensamblador.</text:p>
      <text:p text:style-name="Apartado1"><text:span text:style-name="T1">Lenguajes de alto nivel</text:span>. Son aquellos que por sus características se encuentran más próximos al usuario o programador y se consideran como tales el resto de los lenguajes de programación como por ejemplo BASIC, COBOL, Pascal, Modula2, C, Fortran, Java, etc.</text:p>
      <text:p text:style-name="Apartado1"/>
      <text:list xml:id="list30394625" text:continue-numbering="true" text:style-name="WW8Num3">
        <text:list-item>
          <text:list>
            <text:list-item>
              <text:list>
                <text:list-item>
                  <text:p text:style-name="P74">Intérpretes y compiladores</text:p>
                </text:list-item>
              </text:list>
            </text:list-item>
          </text:list>
        </text:list-item>
      </text:list>
      <text:p text:style-name="P18">A la hora de convertir un programa en código máquina, se pueden utilizar dos tipos de software: <text:span text:style-name="T1">intérpretes </text:span>y <text:span text:style-name="T1">compiladores</text:span>.</text:p>
      <text:p text:style-name="P17">INTÉRPRETES</text:p>
      <text:p text:style-name="P18">En el caso de los intérpretes se convierte cada línea a código máquina y se ejecuta ese código máquina antes de convertir la siguiente línea. De esa forma si las dos primeras líneas son correctas y la tercera tiene un fallo de sintaxis, veríamos el resultado de las dos primeras líneas y al llegar a la tercera se nos notificaría el fallo y finalizaría la ejecución.</text:p>
      <text:p text:style-name="P18">El intérprete hace una simulación de modo que parece que la máquina entiende directamente las instrucciones del lenguaje, pareciendo que ejecuta cada instrucción (como si fuese código máquina directo). El <text:span text:style-name="T1">BASIC </text:span>era un lenguaje interpretado, se traducía línea a línea. Hoy en día la mayoría de los lenguajes integrados en páginas web son interpretados, la razón es que como la descarga de Internet es lenta, es mejor que las instrucciones se vayan traduciendo según van <text:soft-page-break/>llegando en lugar de cargar todas en el ordenador. Por eso lenguajes como <text:span text:style-name="T1">JavaScript o PHP </text:span>son interpretados.</text:p>
      <text:p text:style-name="P16">Un programa que se convierte a código máquina mediante un intérprete sigue estos pasos:</text:p>
      <text:p text:style-name="P18"><text:span text:style-name="T1">(1) </text:span>Lee la primera instrucción</text:p>
      <text:p text:style-name="P18"><text:span text:style-name="T1">(2) </text:span>Comprueba si es correcta</text:p>
      <text:p text:style-name="P18"><text:span text:style-name="T1">(3) </text:span>Convierte esa instrucción al código máquina equivalente</text:p>
      <text:p text:style-name="P18"><text:span text:style-name="T1">(4) </text:span>Lee la siguiente instrucción</text:p>
      <text:p text:style-name="P18"><text:span text:style-name="T1">(5) </text:span>Vuelve al paso 2 hasta terminar con todas las instrucciones</text:p>
      <text:p text:style-name="P19">Ventajas</text:p>
      <text:p text:style-name="P18">♦ Se tarda menos en crear el primer código máquina. El programa se ejecuta antes.</text:p>
      <text:p text:style-name="P18">♦ No hace falta cargar todas las líneas para empezar a ver resultados (lo que hace que sea una técnica idónea para programas que se cargan desde Internet)</text:p>
      <text:p text:style-name="P19">Desventajas</text:p>
      <text:p text:style-name="P18">♦ El código máquina producido es peor ya que no se optimiza al valorar una sola línea cada vez. El código optimizado permite estudiar varias líneas a la vez para producir el mejor código máquina posible, por ello no es posible mediante el uso de intérpretes.</text:p>
      <text:p text:style-name="P18">♦ Todos los errores son errores en tiempo de ejecución, no se pueden detectar antes de lanzar el programa. Esto hace que la depuración de los errores sea más compleja.</text:p>
      <text:p text:style-name="P18">♦ El código máquina resultante gasta más espacio.</text:p>
      <text:p text:style-name="P18">♦ Hay errores difícilmente detectables, ya que para que los errores se produzcan, las líneas de errores hay que ejecutarlas. Si la línea es condicional hasta que no probemos todas las posibilidades del programa, no sabremos todos los errores de sintaxis cometidos.</text:p>
      <text:p text:style-name="P19"/>
      <text:p text:style-name="P19">COMPILADORES</text:p>
      <text:p text:style-name="P18">Se trata de software que traduce las instrucciones de un lenguaje de programación de alto nivel a código máquina. La diferencia con los intérpretes reside en que se analizan todas las líneas antes de empezar la traducción. Durante muchos años, los lenguajes potentes han sido compilados. El uso masivo de Internet ha propiciado que esta técnica a veces no sea adecuada y haya lenguajes modernos interpretados o semi interpretados, mitad se compila hacia un código intermedio y luego se interpreta línea a línea (esta técnica la siguen <text:span text:style-name="T1">Java </text:span>y los lenguajes de la plataforma <text:span text:style-name="T1">.NET </text:span>de Microsoft).</text:p>
      <text:p text:style-name="P19">Ventajas</text:p>
      <text:p text:style-name="P18">♦ Se detectan errores antes de ejecutar el programa (errores de compilación)</text:p>
      <text:p text:style-name="P18">♦ El código máquina generado es más rápido (ya que se optimiza)</text:p>
      <text:p text:style-name="P18">♦ Es más fácil hacer procesos de depuración de código</text:p>
      <text:p text:style-name="P19">Desventajas</text:p>
      <text:p text:style-name="P18">♦ El proceso de compilación del código es lento.</text:p>
      <text:p text:style-name="P18">♦ No es útil para ejecutar programas desde Internet ya que hay que descargar todo el programa antes de traducirlo, lo que ralentiza mucho su uso.</text:p>
      <text:p text:style-name="P13"/>
      <text:p text:style-name="P13"/>
      <text:p text:style-name="P13"><text:soft-page-break/></text:p>
      <text:list xml:id="list30413961" text:continue-numbering="true" text:style-name="WW8Num3">
        <text:list-item>
          <text:list>
            <text:list-item>
              <text:list>
                <text:list-item>
                  <text:p text:style-name="P74">Ciclo de vida de una aplicación informática</text:p>
                </text:list-item>
              </text:list>
            </text:list-item>
          </text:list>
        </text:list-item>
      </text:list>
      <text:p text:style-name="P13">Una aplicación informática se compone de uno o varios programas interrelacionados que tienen por objeto la realización de una determinada tarea de forma automática. Ejemplo de aplicación informática: Word. Ejemplo de programa: Corrector ortográfico del Word.</text:p>
      <text:p text:style-name="P13">El proceso que se sigue desde el planteamiento de un problema hasta tener una solución instalada en la computadora, y en funcionamiento por los usuarios finales, se denomina ciclo de vida de una aplicación informática.</text:p>
      <text:p text:style-name="P12">Fases del ciclo de vida de una aplicación informática</text:p>
      <text:p text:style-name="Apartado1"><draw:frame draw:style-name="fr3" draw:name="Object1" text:anchor-type="as-char" svg:width="5.535cm" svg:height="10.753cm" draw:z-index="0"><draw:object-ole xlink:href="./Object 1" xlink:type="simple" xlink:show="embed" xlink:actuate="onLoad"/><draw:image xlink:href="./ObjectReplacements/Object 1" xlink:type="simple" xlink:show="embed" xlink:actuate="onLoad"/><svg:desc>OLE-object</svg:desc></draw:frame></text:p>
      <text:p text:style-name="P15">Análisis</text:p>
      <text:p text:style-name="P18">En esta fase se determinan los requisitos que tiene que cumplir la aplicación. Se anota todo aquello que afecta al futuro funcionamiento de la aplicación. Este paso le realiza un analista.</text:p>
      <text:p text:style-name="P18">Consiste en el examen y descripción detallada de los siguientes aspectos relativos al problema:</text:p>
      <text:p text:style-name="P20">Equipo a utilizar</text:p>
      <text:p text:style-name="P20">Requerimientos del usuario</text:p>
      <text:p text:style-name="P20">Estudio de los datos de entrada</text:p>
      <text:p text:style-name="P20">Estudio de los datos de salida</text:p>
      <text:p text:style-name="P20">Relación entre la salida y la entrada</text:p>
      <text:p text:style-name="P20">Descomposición del problema en módulos</text:p>
      <text:p text:style-name="P18">En la creación de algoritmos sencillos, el análisis consistiría únicamente en:</text:p>
      <text:p text:style-name="P18">♦ <text:span text:style-name="T1">Determinar las entradas</text:span>. Es decir, los datos que posee el algoritmo cuando comienza su ejecución. Esos datos permiten obtener el resultado.</text:p>
      <text:p text:style-name="P18"><text:soft-page-break/>♦ <text:span text:style-name="T1">Determinar las salidas</text:span>. Es decir, los datos que obtiene el algoritmo como resultado. Lo que el algoritmo devuelve al usuario.</text:p>
      <text:p text:style-name="P18">♦ <text:span text:style-name="T1">Determinar el proceso</text:span>. Se estudia cuál es el proceso que hay que realizar.</text:p>
      <text:p text:style-name="P18"/>
      <text:p text:style-name="P21">Programación (diseño)</text:p>
      <text:p text:style-name="P18">Se especifican los esquemas de diseño de la aplicación. Estos esquemas forman los planos del programador, los realiza el analista y representan todos los aspectos que requiere la creación de la aplicación.</text:p>
      <text:p text:style-name="P18">Consiste en el diseño de la solución al problema planteado en forma de <text:span text:style-name="T1">algoritmo</text:span> o conjunto de acciones que deberán ser realizadas por la computadora. Se representa mediante Pseudocódigo o diagramas de flujo (ordinogramas).</text:p>
      <text:p text:style-name="P14"/>
      <text:p text:style-name="P14">Codificación</text:p>
      <text:p text:style-name="P13">En esta fase se transcribe el algoritmo resultante de la fase anterior a un lenguaje de programación concreto. Es una tarea totalmente mecánica. El resultado es el código fuente del programa. Esta es la primera labor que realiza el programador.</text:p>
      <text:p text:style-name="P14">Compilación</text:p>
      <text:p text:style-name="P13">Traducción del código fuente a lenguaje máquina. Esta fase se realiza automáticamente a través de un programa compilador. El resultado se denomina programa objeto.</text:p>
      <text:p text:style-name="P14">Montaje</text:p>
      <text:p text:style-name="P13">En los programas compilados es necesario añadir al programa objeto algunas rutinas (subprogramas) del sistema o en algunos casos subprogramas externos que se hayan compilado separadamente. De ello se encarga el programa montador (linker).</text:p>
      <text:p text:style-name="P14">Prueba de ejecución</text:p>
      <text:p text:style-name="P13">Consiste en ejecutar el programa sucesivas veces con diferentes datos de prueba para asegurar su correcto funcionamiento.</text:p>
      <text:p text:style-name="P14">Explotación y mantenimiento</text:p>
      <text:p text:style-name="P13">La explotación es el uso continuo y habitual por parte de los usuarios finales. El mantenimiento consiste en la comprobación periódica de su buen funcionamiento y en la adaptación a cualquier nueva circunstancia que implique su actualización: efecto 2000, euro €, cambio % IVA, etc. </text:p>
      <text:p text:style-name="P13"/>
      <text:list xml:id="list30401254" text:continue-numbering="true" text:style-name="WW8Num3">
        <text:list-item>
          <text:list>
            <text:list-item>
              <text:list>
                <text:list-item>
                  <text:p text:style-name="P76">Errores</text:p>
                </text:list-item>
              </text:list>
            </text:list-item>
          </text:list>
        </text:list-item>
      </text:list>
      <text:p text:style-name="P13">Durante el desarrollo de un programa o aplicación se ha de ser especialmente cuidadoso para evitar errores. Los errores se pueden clasificar en:</text:p>
      <text:p text:style-name="P14">Errores de compilación (sintácticos)</text:p>
      <text:p text:style-name="P13">Corresponden al incumplimiento de las reglas sintácticas del lenguaje, como por ejemplo, una palabra reservada del lenguaje mal escrita, una instrucción incompleta, etc.</text:p>
      <text:p text:style-name="P13">Son fáciles de corregir ya que son detectados por el compilador, el cual da un mensaje de error para facilitar su corrección.</text:p>
      <text:p text:style-name="P14">Errores de ejecución</text:p>
      <text:p text:style-name="P13">Se deben generalmente a operaciones no permitidas, como dividir por cero, leer un dato no numérico en una variable numérica, exceder un rango de valores permitidos, etc.</text:p>
      <text:p text:style-name="P13"><text:soft-page-break/>Se detectan porque se produce una parada anormal del programa durante su ejecución, y se dice entonces que el programa se ha “caído”, ha “petado”, o ha sido “abortado” por el sistema.</text:p>
      <text:p text:style-name="P13">Son más difíciles de detectar y corregir que los errores sintácticos ya que ocurren o no dependiendo de los datos de entrada que se utilicen.</text:p>
      <text:p text:style-name="P14">Errores de lógica</text:p>
      <text:p text:style-name="P13">Corresponden a la obtención por el programa de resultados que no son correctos, y la única manera de detectarlos es realizando un número suficiente de ejecuciones de prueba, utilizando datos de prueba y comparando los resultados producidos por el programa con los obtenidos “a mano” para esos mismos datos.</text:p>
      <text:p text:style-name="P13">Son más difíciles de corregir no sólo por la dificultad de detectarlos, sino porque se deben al mal diseño del programa.</text:p>
      <text:p text:style-name="P14">Errores de especificación</text:p>
      <text:p text:style-name="P13">Se deben a la mala comunicación entre el cliente y el programador (o profesor y alumno). Se detectan cuando ya ha concluido el diseño e instalación del programa, por lo que su corrección supone la repetición de gran parte del trabajo realizado.</text:p>
      <text:p text:style-name="P13">Ejemplo: Un empresario tiene los datos de sus 1.000 clientes en una base de datos de Acces, y necesita un programa de gestión que tiene que acceder a la base de datos. Solicita a un programador un programa de gestión sin concretar la base de datos a la cual se debe acceder. El programador realiza el programa, pero éste sólo puede acceder a bases de datos de Oracle.</text:p>
      <text:p text:style-name="P13"/>
      <text:list xml:id="list30403448" text:continue-numbering="true" text:style-name="WW8Num3">
        <text:list-item>
          <text:list>
            <text:list-item>
              <text:list>
                <text:list-item>
                  <text:p text:style-name="P74">Calidad de los programas</text:p>
                </text:list-item>
              </text:list>
            </text:list-item>
          </text:list>
        </text:list-item>
      </text:list>
      <text:p text:style-name="P13">Para un determinado problema se pueden construir diferentes algoritmos de resolución o programas. La elección del más adecuado se debe basar en una serie de requisitos de calidad:</text:p>
      <text:p text:style-name="P14">Legibilidad</text:p>
      <text:p text:style-name="P13">Ha de ser claro y sencillo, de forma que facilite su lectura y comprensión.</text:p>
      <text:p text:style-name="P14">Fiabilidad</text:p>
      <text:p text:style-name="P13">Ha de ser “robusto”, es decir, capaz de recuperarse frente a errores o usos inadecuados.</text:p>
      <text:p text:style-name="P14">Portabilidad</text:p>
      <text:p text:style-name="P13">Su diseño debe permitir la codificación en diferentes lenguajes de programación, así como su instalación en diferentes sistemas.</text:p>
      <text:p text:style-name="P14">Modificabilidad</text:p>
      <text:p text:style-name="P13">Ha de facilitar su mantenimiento, esto es, las modificaciones y actualizaciones necesarias para adaptarlo a una nueva situación.</text:p>
      <text:p text:style-name="P14">Eficiencia</text:p>
      <text:p text:style-name="P13">Se deben aprovechar al máximo los recursos de la computadora, minimizando la memoria utilizada (eficiencia espacial), y el tiempo de proceso o ejecución (eficiencia temporal).</text:p>
      <text:p text:style-name="P13"/>
      <text:list xml:id="list30417806" text:continue-numbering="true" text:style-name="WW8Num3">
        <text:list-item>
          <text:list>
            <text:list-item>
              <text:list>
                <text:list-item>
                  <text:p text:style-name="P74">Documentación de los programas</text:p>
                </text:list-item>
              </text:list>
            </text:list-item>
          </text:list>
        </text:list-item>
      </text:list>
      <text:p text:style-name="P13">Con el fin de facilitar el mantenimiento de un programa y la reutilización de alguno de sus módulos, es fundamental que éste se acompañe de una documentación amplia, clara y precisa.</text:p>
      <text:p text:style-name="P13"/>
      <text:p text:style-name="P13"/>
      <text:p text:style-name="P13"><text:soft-page-break/>En la documentación se debe incluir:</text:p>
      <text:p text:style-name="P23">Especificaciones del análisis</text:p>
      <text:p text:style-name="P23">Descripción del diseño del programa (algoritmo)</text:p>
      <text:p text:style-name="P23">Código fuente <text:span text:style-name="T1">comentado, </text:span>sangrado, paginado<text:span text:style-name="T1">, </text:span>etc.</text:p>
      <text:p text:style-name="P25">Manual de usuario</text:p>
      <text:p text:style-name="P14">Comentarios</text:p>
      <text:p text:style-name="P13">Son frases explicativas que se insertan en cualquier lugar del código fuente y que son ignoradas por el compilador.</text:p>
      <text:p text:style-name="P13">Se deben incluir tantos comentarios como sean necesarios para aclarar el significado de las líneas de código que no sean obvias, especialmente respecto a:</text:p>
      <text:p text:style-name="P27">Las variables y estructuras de datos declaradas</text:p>
      <text:p text:style-name="P27">Las estructuras de control (bucles, alternativas, ...)</text:p>
      <text:p text:style-name="P25">Los subprogramas y sus parámetros</text:p>
      <text:p text:style-name="P25"/>
      <text:list xml:id="list30425069" text:continue-numbering="true" text:style-name="WW8Num3">
        <text:list-item>
          <text:list>
            <text:list-item>
              <text:p text:style-name="Subtitulo">Datos y expresiones</text:p>
              <text:list>
                <text:list-item>
                  <text:p text:style-name="P74">Elementos básicos de un programa: datos</text:p>
                </text:list-item>
              </text:list>
            </text:list-item>
          </text:list>
        </text:list-item>
      </text:list>
      <text:p text:style-name="P13">Todo programa consta, por un lado, de unas acciones (código del algoritmo), y, por otro, de la información necesaria para realizarlas (datos o entorno del programa).</text:p>
      <text:p text:style-name="P13"><text:span text:style-name="T1">Dato</text:span>: unidad de tratamiento de información de un tipo determinado (numérico, alfanumérico, booleano, etc). Para un ordenador, todos los datos se representan en sistema binario (0 y 1) independientemente del tipo.</text:p>
      <text:p text:style-name="P13"><text:span text:style-name="T1">Información:</text:span> conjunto de datos relacionados entre sí dentro de un contexto. Por ejemplo la edad y el domicilio de una persona forman parte de sus datos.</text:p>
      <text:p text:style-name="P13">En un programa la información se guarda en varios tipos de elementos, entre los que se encuentran las constantes y las variables. Los elementos que almacenan información poseen tres características básicas:</text:p>
      <text:p text:style-name="P28">Nombre (identificador)</text:p>
      <text:p text:style-name="P29">Es el que servirá para identificarlo o referenciarlo.</text:p>
      <text:p text:style-name="P28">Tipo</text:p>
      <text:p text:style-name="P29">Rango de valores que puede tomar. Determina el espacio de memoria que se tiene que reservar.</text:p>
      <text:p text:style-name="P28">Valor</text:p>
      <text:p text:style-name="P29">Información que se almacena en el espacio de memoria reservado.</text:p>
      <text:list xml:id="list30420779" text:continue-numbering="true" text:style-name="WW8Num3">
        <text:list-item>
          <text:list>
            <text:list-item>
              <text:list>
                <text:list-item>
                  <text:p text:style-name="P74">Identificadores</text:p>
                </text:list-item>
              </text:list>
            </text:list-item>
          </text:list>
        </text:list-item>
      </text:list>
      <text:p text:style-name="Apartado1">Son los nombres que usa el programador para referenciar los datos y otros elementos del programa (estructuras de datos, tipos, archivos, subprogramas, etc.). </text:p>
      <text:p text:style-name="P12">Normas para el empleo de identificadores</text:p>
      <text:list xml:id="list30389669" text:style-name="L1">
        <text:list-item>
          <text:p text:style-name="P78">Se forma con letras, números y/o guiones (_), empezando siempre con una letra.</text:p>
        </text:list-item>
        <text:list-item>
          <text:p text:style-name="P78">No debe contener espacios.</text:p>
        </text:list-item>
        <text:list-item>
          <text:p text:style-name="P78">El nombre asignado debe tener relación con la información que contiene. </text:p>
        </text:list-item>
      </text:list>
      <text:p text:style-name="P30"/>
      <text:p text:style-name="P30"/>
      <text:p text:style-name="P30"/>
      <text:p text:style-name="P30"><text:soft-page-break/>Ejemplos:</text:p>
      <text:p text:style-name="P22">El nombre de un cliente:<text:tab/><text:tab/><text:tab/><text:tab/>nom_cli</text:p>
      <text:p text:style-name="P22">La fecha de adquisición:<text:tab/><text:tab/><text:tab/><text:tab/>fech_adq</text:p>
      <text:p text:style-name="P22">El importe total:<text:tab/><text:tab/><text:tab/><text:tab/><text:tab/>ImpTotal</text:p>
      <text:p text:style-name="P22">La identificación de un empleado:<text:tab/><text:tab/><text:tab/>ident_emp</text:p>
      <text:p text:style-name="P22">Código de identificación de un cliente:<text:tab/><text:tab/>CodCli</text:p>
      <text:p text:style-name="P22">Precio de venta de un producto:<text:tab/><text:tab/><text:tab/>precio_venta</text:p>
      <text:p text:style-name="P24">Código de identificación de un artículo:<text:tab/><text:tab/>CodArt</text:p>
      <text:p text:style-name="P26"/>
      <text:list xml:id="list30416358" text:continue-list="list30420779" text:style-name="WW8Num3">
        <text:list-item>
          <text:list>
            <text:list-item>
              <text:list>
                <text:list-item>
                  <text:p text:style-name="P75">Tipos de datos</text:p>
                </text:list-item>
              </text:list>
            </text:list-item>
          </text:list>
        </text:list-item>
      </text:list>
      <text:p text:style-name="Apartado1">Clasificación de los tipos de datos:</text:p>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table:number-rows-spanned="4" office:value-type="string">
            <text:p text:style-name="P33"/>
            <text:p text:style-name="P32">Datos Básicos</text:p>
          </table:table-cell>
          <table:table-cell table:style-name="Table1.B13" table:number-rows-spanned="2" office:value-type="string">
            <text:p text:style-name="P34">Numéricos</text:p>
          </table:table-cell>
          <table:table-cell table:style-name="Table1.C14" table:number-columns-spanned="3" office:value-type="string">
            <text:p text:style-name="P34">Entero</text:p>
          </table:table-cell>
          <table:covered-table-cell/>
          <table:covered-table-cell/>
        </table:table-row>
        <table:table-row table:style-name="Table1.1">
          <table:covered-table-cell/>
          <table:covered-table-cell/>
          <table:table-cell table:style-name="Table1.C15" table:number-columns-spanned="3" office:value-type="string">
            <text:p text:style-name="P34">Real</text:p>
          </table:table-cell>
          <table:covered-table-cell/>
          <table:covered-table-cell/>
        </table:table-row>
        <table:table-row table:style-name="Table1.1">
          <table:covered-table-cell/>
          <table:table-cell table:style-name="Table1.B3" table:number-columns-spanned="4" office:value-type="string">
            <text:p text:style-name="P34">Carácter</text:p>
          </table:table-cell>
          <table:covered-table-cell/>
          <table:covered-table-cell/>
          <table:covered-table-cell/>
        </table:table-row>
        <table:table-row table:style-name="Table1.1">
          <table:covered-table-cell/>
          <table:table-cell table:style-name="Table1.B4" table:number-columns-spanned="4" office:value-type="string">
            <text:p text:style-name="P34">Lógico</text:p>
          </table:table-cell>
          <table:covered-table-cell/>
          <table:covered-table-cell/>
          <table:covered-table-cell/>
        </table:table-row>
        <table:table-row table:style-name="Table1.1">
          <table:table-cell table:style-name="Table1.A1" office:value-type="string">
            <text:p text:style-name="P33">Dato derivado</text:p>
          </table:table-cell>
          <table:table-cell table:style-name="Table1.B5" table:number-columns-spanned="4" office:value-type="string">
            <text:p text:style-name="P34">Puntero</text:p>
          </table:table-cell>
          <table:covered-table-cell/>
          <table:covered-table-cell/>
          <table:covered-table-cell/>
        </table:table-row>
        <table:table-row table:style-name="Table1.1">
          <table:table-cell table:style-name="Table1.A1" table:number-rows-spanned="10" office:value-type="string">
            <text:p text:style-name="P33"/>
            <text:p text:style-name="P32"/>
            <text:p text:style-name="P32"/>
            <text:p text:style-name="P32">Datos</text:p>
            <text:p text:style-name="P32">Estructurados</text:p>
          </table:table-cell>
          <table:table-cell table:style-name="Table1.B13" table:number-rows-spanned="8" office:value-type="string">
            <text:p text:style-name="P34"/>
            <text:p text:style-name="P31"/>
            <text:p text:style-name="P31">Internos</text:p>
          </table:table-cell>
          <table:table-cell table:style-name="Table1.C7" table:number-rows-spanned="2" office:value-type="string">
            <text:p text:style-name="P34">Estáticos</text:p>
          </table:table-cell>
          <table:table-cell table:style-name="Table1.D13" office:value-type="string">
            <text:p text:style-name="P34">Lineales</text:p>
          </table:table-cell>
          <table:table-cell table:style-name="Table1.E7" office:value-type="string">
            <text:p text:style-name="P34">Tabla</text:p>
          </table:table-cell>
        </table:table-row>
        <table:table-row table:style-name="Table1.1">
          <table:covered-table-cell/>
          <table:covered-table-cell/>
          <table:covered-table-cell/>
          <table:table-cell table:style-name="Table1.D13" office:value-type="string">
            <text:p text:style-name="P34">No lineales</text:p>
          </table:table-cell>
          <table:table-cell table:style-name="Table1.E7" office:value-type="string">
            <text:p text:style-name="P34">registro</text:p>
          </table:table-cell>
        </table:table-row>
        <table:table-row table:style-name="Table1.1">
          <table:covered-table-cell/>
          <table:covered-table-cell/>
          <table:table-cell table:style-name="Table1.D13" table:number-rows-spanned="6" office:value-type="string">
            <text:p text:style-name="P34"/>
            <text:p text:style-name="P31"/>
            <text:p text:style-name="P31">Dinámicos</text:p>
          </table:table-cell>
          <table:table-cell table:style-name="Table1.D13" table:number-rows-spanned="3" office:value-type="string">
            <text:p text:style-name="P34"/>
            <text:p text:style-name="P31">Lineales</text:p>
          </table:table-cell>
          <table:table-cell table:style-name="Table1.E11" office:value-type="string">
            <text:p text:style-name="P34">Lista</text:p>
          </table:table-cell>
        </table:table-row>
        <table:table-row table:style-name="Table1.1">
          <table:covered-table-cell/>
          <table:covered-table-cell/>
          <table:covered-table-cell/>
          <table:covered-table-cell/>
          <table:table-cell table:style-name="Table1.E12" office:value-type="string">
            <text:p text:style-name="P34">Pila</text:p>
          </table:table-cell>
        </table:table-row>
        <table:table-row table:style-name="Table1.1">
          <table:covered-table-cell/>
          <table:covered-table-cell/>
          <table:covered-table-cell/>
          <table:covered-table-cell/>
          <table:table-cell table:style-name="Table1.E13" office:value-type="string">
            <text:p text:style-name="P34">Cola</text:p>
          </table:table-cell>
        </table:table-row>
        <table:table-row table:style-name="Table1.1">
          <table:covered-table-cell/>
          <table:covered-table-cell/>
          <table:covered-table-cell/>
          <table:table-cell table:style-name="Table1.D13" table:number-rows-spanned="3" office:value-type="string">
            <text:p text:style-name="P34"/>
            <text:p text:style-name="P31">No lineales</text:p>
          </table:table-cell>
          <table:table-cell table:style-name="Table1.E11" office:value-type="string">
            <text:p text:style-name="P34">Árbol</text:p>
          </table:table-cell>
        </table:table-row>
        <table:table-row table:style-name="Table1.1">
          <table:covered-table-cell/>
          <table:covered-table-cell/>
          <table:covered-table-cell/>
          <table:covered-table-cell/>
          <table:table-cell table:style-name="Table1.E12" office:value-type="string">
            <text:p text:style-name="P34"/>
          </table:table-cell>
        </table:table-row>
        <table:table-row table:style-name="Table1.1">
          <table:covered-table-cell/>
          <table:covered-table-cell/>
          <table:covered-table-cell/>
          <table:covered-table-cell/>
          <table:table-cell table:style-name="Table1.E13" office:value-type="string">
            <text:p text:style-name="P34">Grafo</text:p>
          </table:table-cell>
        </table:table-row>
        <table:table-row table:style-name="Table1.1">
          <table:covered-table-cell/>
          <table:table-cell table:style-name="Table1.B15" table:number-rows-spanned="2" office:value-type="string">
            <text:p text:style-name="P34">Externos</text:p>
          </table:table-cell>
          <table:table-cell table:style-name="Table1.C14" table:number-columns-spanned="3" office:value-type="string">
            <text:p text:style-name="P34">Fichero</text:p>
          </table:table-cell>
          <table:covered-table-cell/>
          <table:covered-table-cell/>
        </table:table-row>
        <table:table-row table:style-name="Table1.1">
          <table:covered-table-cell/>
          <table:covered-table-cell/>
          <table:table-cell table:style-name="Table1.C15" table:number-columns-spanned="3" office:value-type="string">
            <text:p text:style-name="P34">Base de Datos</text:p>
          </table:table-cell>
          <table:covered-table-cell/>
          <table:covered-table-cell/>
        </table:table-row>
      </table:table>
      <text:p text:style-name="Apartado1"/>
      <text:p text:style-name="Apartado1">En este tema estudiaremos los datos básicos.</text:p>
      <text:p text:style-name="Apartado1">Datos básicos: número entero, número real, carácter y lógico o booleano.</text:p>
      <text:p text:style-name="P15">Número entero</text:p>
      <text:p text:style-name="Apartado1">Es un subconjunto de los números enteros cuyo rango o tamaño depende del lenguaje y la computadora utilizada. Ejemplos: 23, -32, +54.</text:p>
      <text:p text:style-name="P15">Número real</text:p>
      <text:p text:style-name="Apartado1">Es un subconjunto de los números reales limitado en cuanto al tamaño y la precisión. Se pueden expresar de dos maneras diferentes: notación de punto fijo y notación exponencial.</text:p>
      <text:p text:style-name="Apartado1">Ejemplos:</text:p>
      <table:table table:name="Table2" table:style-name="Table2">
        <table:table-column table:style-name="Table2.A"/>
        <table:table-column table:style-name="Table2.B"/>
        <table:table-row table:style-name="Table2.1">
          <table:table-cell table:style-name="Table2.A1" office:value-type="string">
            <text:p text:style-name="P34">Notación punto fijo</text:p>
          </table:table-cell>
          <table:table-cell table:style-name="Table2.B1" office:value-type="string">
            <text:p text:style-name="P34">Notación exponencial</text:p>
          </table:table-cell>
        </table:table-row>
        <table:table-row table:style-name="Table2.1">
          <table:table-cell table:style-name="Table2.A1" office:value-type="string">
            <text:p text:style-name="P35">97.84</text:p>
          </table:table-cell>
          <table:table-cell table:style-name="Table2.B1" office:value-type="string">
            <text:p text:style-name="P35">0.9784E2</text:p>
          </table:table-cell>
        </table:table-row>
        <table:table-row table:style-name="Table2.1">
          <table:table-cell table:style-name="Table2.A1" office:value-type="string">
            <text:p text:style-name="P35">-12.00</text:p>
          </table:table-cell>
          <table:table-cell table:style-name="Table2.B1" office:value-type="string">
            <text:p text:style-name="P35">-120000E-4</text:p>
          </table:table-cell>
        </table:table-row>
        <table:table-row table:style-name="Table2.1">
          <table:table-cell table:style-name="Table2.A1" office:value-type="string">
            <text:p text:style-name="P35">+0.5</text:p>
          </table:table-cell>
          <table:table-cell table:style-name="Table2.B1" office:value-type="string">
            <text:p text:style-name="P35">+0.0005E+3</text:p>
          </table:table-cell>
        </table:table-row>
      </table:table>
      <text:p text:style-name="Apartado1"/>
      <text:p text:style-name="P15">Carácter</text:p>
      <text:p text:style-name="Apartado1">Está formado por el conjunto de caracteres del código ASCII. Se representan entre comillas simples. Ejemplos: ‘A’, ‘b’, ‘5’, ‘-‘, ‘?’, ‘ ‘,...</text:p>
      <text:p text:style-name="Apartado1">En algunos lenguajes se considera también como tipo de datos simples el alfanumérico o cadenas <text:soft-page-break/>de caracteres de longitud variable (<text:span text:style-name="T1">string</text:span> en inglés). Ejemplos: “ALCALA”, “28035”, “C/ Pez, núm. 12”.</text:p>
      <text:p text:style-name="P15">Booleano</text:p>
      <text:p text:style-name="Apartado1">Es el conjunto formado por los valores FALSO y CIERTO.</text:p>
      <text:p text:style-name="P12"/>
      <text:list xml:id="list30425099" text:continue-numbering="true" text:style-name="WW8Num3">
        <text:list-item>
          <text:list>
            <text:list-item>
              <text:list>
                <text:list-item>
                  <text:p text:style-name="P75">Constantes</text:p>
                </text:list-item>
              </text:list>
            </text:list-item>
          </text:list>
        </text:list-item>
      </text:list>
      <text:p text:style-name="Apartado1">Son datos cuyo valor permanece invariable a lo largo de la ejecución de un programa. Se suelen representar con letras mayúsculas. Ejemplos:</text:p>
      <text:p text:style-name="Apartado1">PI = 3.141592<text:tab/><text:tab/>3.141592<text:tab/><text:tab/>PI</text:p>
      <text:p text:style-name="Apartado1">IVA = 16<text:tab/><text:tab/><text:tab/>16<text:tab/><text:tab/><text:tab/>IVA</text:p>
      <text:list xml:id="list30401443" text:continue-numbering="true" text:style-name="WW8Num3">
        <text:list-item>
          <text:list>
            <text:list-item>
              <text:list>
                <text:list-item>
                  <text:p text:style-name="P74">Variables</text:p>
                </text:list-item>
              </text:list>
            </text:list-item>
          </text:list>
        </text:list-item>
      </text:list>
      <text:p text:style-name="Apartado1">Son datos cuyo valor puede ser modificado a lo largo de la ejecución de un programa. Ejemplos:</text:p>
      <text:p text:style-name="Apartado1">x <text:span text:style-name="T2"></text:span> 0<text:tab/><text:tab/>0<text:tab/><text:tab/>x<text:tab/><text:tab/><text:tab/><text:span text:style-name="T2"></text:span> <text:span text:style-name="T3"></text:span> asignación</text:p>
      <text:p text:style-name="Apartado1">x <text:span text:style-name="T2"></text:span> x + 1<text:tab/><text:tab/>1<text:tab/><text:tab/>x</text:p>
      <text:list xml:id="list30415889" text:continue-numbering="true" text:style-name="WW8Num3">
        <text:list-item>
          <text:list>
            <text:list-item>
              <text:list>
                <text:list-item>
                  <text:p text:style-name="P74">Expresiones y operadores</text:p>
                </text:list-item>
              </text:list>
            </text:list-item>
          </text:list>
        </text:list-item>
      </text:list>
      <text:p text:style-name="P15">Operadores</text:p>
      <text:p text:style-name="Apartado1">Los símbolos que permiten combinar los datos para crear las expresiones se denominan <text:span text:style-name="T1">operadores</text:span>.</text:p>
      <text:p text:style-name="P3">Aritméticos</text:p>
      <text:p text:style-name="P4"><text:tab/><text:tab/>↑<text:tab/><text:tab/>potencia</text:p>
      <text:p text:style-name="P43">*<text:tab/><text:tab/>producto</text:p>
      <text:p text:style-name="P43">/<text:tab/><text:tab/>división real</text:p>
      <text:p text:style-name="P43">div<text:tab/><text:tab/>división entera</text:p>
      <text:p text:style-name="P43">mod, %<text:tab/><text:tab/>resto de la división entera</text:p>
      <text:p text:style-name="P43">+<text:tab/><text:tab/>sumo o signo positivo</text:p>
      <text:list xml:id="list30391188" text:style-name="WW8Num17">
        <text:list-item>
          <text:p text:style-name="P80">resta o signo negativo</text:p>
        </text:list-item>
      </text:list>
      <text:p text:style-name="P44">raiz, sqrt<text:tab/>raíz cuadrada</text:p>
      <text:p text:style-name="P3">Relacionales</text:p>
      <text:p text:style-name="P4"><text:tab/><text:tab/>=, ==<text:tab/><text:tab/>igual a</text:p>
      <text:p text:style-name="P4"><text:tab/><text:tab/>&lt;<text:tab/><text:tab/>menor que</text:p>
      <text:p text:style-name="P4"><text:tab/><text:tab/>&lt;=, ≤<text:tab/><text:tab/>menor o igual que</text:p>
      <text:p text:style-name="P43">&gt;<text:tab/><text:tab/>mayor que</text:p>
      <text:p text:style-name="P43">&gt;=, ≥<text:tab/><text:tab/>mayor o igual que</text:p>
      <text:p text:style-name="P44">&lt;&gt;, <text:span text:style-name="T3"></text:span>=, ≠<text:tab/>distinto a</text:p>
      <text:p text:style-name="P44"/>
      <text:p text:style-name="P44"/>
      <text:p text:style-name="P44"/>
      <text:p text:style-name="P44"/>
      <text:p text:style-name="P44"/>
      <text:p text:style-name="P44"/>
      <text:p text:style-name="P44"/>
      <text:p text:style-name="P45"/>
      <text:p text:style-name="P3">Lógicos</text:p>
      <text:p text:style-name="P4"><text:tab/><text:tab/>no, <text:span text:style-name="T3"></text:span>, NOT<text:tab/>negación</text:p>
      <text:p text:style-name="P4"><text:tab/><text:tab/>y, &amp;&amp;, AND<text:tab/>conjunción</text:p>
      <text:p text:style-name="P43">o, ||, OR<text:tab/>disyunción</text:p>
      <text:p text:style-name="P44">XOR<text:tab/><text:tab/>O exclusiva</text:p>
      <text:p text:style-name="P3">Alfanuméricos</text:p>
      <text:p text:style-name="P2"><text:tab/><text:tab/>+<text:tab/><text:tab/>concatenación</text:p>
      <text:p text:style-name="P3">Paréntesis</text:p>
      <text:p text:style-name="P2"><text:tab/><text:tab/>( )<text:tab/><text:tab/>se utiliza para anidar expresiones</text:p>
      <text:p text:style-name="P15"/>
      <text:p text:style-name="P15">Tablas de verdad de los operadores lógicos</text:p>
      <text:p text:style-name="Apartado1">El resultado de las operaciones lógicas está determinado por las tablas de verdad correspondientes a cada una de ellas.</text:p>
      <text:p text:style-name="P2"><text:span text:style-name="T1">Operador NO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7">A</text:p>
          </table:table-cell>
          <table:table-cell table:style-name="Table3.B1" office:value-type="string">
            <text:p text:style-name="P37">not A</text:p>
          </table:table-cell>
          <table:table-cell table:style-name="Table3.C1" office:value-type="string">
            <text:p text:style-name="P38">Siendo A una expresión booleana</text:p>
          </table:table-cell>
        </table:table-row>
        <table:table-row table:style-name="Table3.1">
          <table:table-cell table:style-name="Table3.A2" office:value-type="string">
            <text:p text:style-name="P39">F</text:p>
          </table:table-cell>
          <table:table-cell table:style-name="Table3.B2" office:value-type="string">
            <text:p text:style-name="P39">C</text:p>
          </table:table-cell>
          <table:table-cell table:style-name="Table3.C1" office:value-type="string">
            <text:p text:style-name="P40"/>
          </table:table-cell>
        </table:table-row>
        <table:table-row table:style-name="Table3.1">
          <table:table-cell table:style-name="Table3.A3" office:value-type="string">
            <text:p text:style-name="P39">C</text:p>
          </table:table-cell>
          <table:table-cell table:style-name="Table3.B3" office:value-type="string">
            <text:p text:style-name="P37">F</text:p>
          </table:table-cell>
          <table:table-cell table:style-name="Table3.C1" office:value-type="string">
            <text:p text:style-name="P41"/>
          </table:table-cell>
        </table:table-row>
      </table:table>
      <text:p text:style-name="P2"><text:span text:style-name="T1">Operador AND</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7">A</text:p>
          </table:table-cell>
          <table:table-cell table:style-name="Table4.A1" office:value-type="string">
            <text:p text:style-name="P37">B</text:p>
          </table:table-cell>
          <table:table-cell table:style-name="Table4.C1" office:value-type="string">
            <text:p text:style-name="P37">A and B</text:p>
          </table:table-cell>
          <table:table-cell table:style-name="Table4.D1" office:value-type="string">
            <text:p text:style-name="P38">Siendo A y B expresiones booleanas</text:p>
          </table:table-cell>
        </table:table-row>
        <table:table-row table:style-name="Table4.1">
          <table:table-cell table:style-name="Table4.A2" office:value-type="string">
            <text:p text:style-name="P39">F</text:p>
          </table:table-cell>
          <table:table-cell table:style-name="Table4.A2" office:value-type="string">
            <text:p text:style-name="P39">F</text:p>
          </table:table-cell>
          <table:table-cell table:style-name="Table4.C2" office:value-type="string">
            <text:p text:style-name="P39">F</text:p>
          </table:table-cell>
          <table:table-cell table:style-name="Table4.D1" office:value-type="string">
            <text:p text:style-name="P40"/>
          </table:table-cell>
        </table:table-row>
        <table:table-row table:style-name="Table4.1">
          <table:table-cell table:style-name="Table4.A2" office:value-type="string">
            <text:p text:style-name="P39">F</text:p>
          </table:table-cell>
          <table:table-cell table:style-name="Table4.A2" office:value-type="string">
            <text:p text:style-name="P39">C</text:p>
          </table:table-cell>
          <table:table-cell table:style-name="Table4.C2" office:value-type="string">
            <text:p text:style-name="P37">F</text:p>
          </table:table-cell>
          <table:table-cell table:style-name="Table4.D1" office:value-type="string">
            <text:p text:style-name="P41"/>
          </table:table-cell>
        </table:table-row>
        <table:table-row table:style-name="Table4.1">
          <table:table-cell table:style-name="Table4.A2" office:value-type="string">
            <text:p text:style-name="P37">C</text:p>
          </table:table-cell>
          <table:table-cell table:style-name="Table4.A2" office:value-type="string">
            <text:p text:style-name="P37">F</text:p>
          </table:table-cell>
          <table:table-cell table:style-name="Table4.C2" office:value-type="string">
            <text:p text:style-name="P39">F</text:p>
          </table:table-cell>
          <table:table-cell table:style-name="Table4.D1" office:value-type="string">
            <text:p text:style-name="P40"/>
          </table:table-cell>
        </table:table-row>
        <table:table-row table:style-name="Table4.1">
          <table:table-cell table:style-name="Table4.A5" office:value-type="string">
            <text:p text:style-name="P39">C</text:p>
          </table:table-cell>
          <table:table-cell table:style-name="Table4.A5" office:value-type="string">
            <text:p text:style-name="P39">C</text:p>
          </table:table-cell>
          <table:table-cell table:style-name="Table4.C5" office:value-type="string">
            <text:p text:style-name="P39">C</text:p>
          </table:table-cell>
          <table:table-cell table:style-name="Table4.D1" office:value-type="string">
            <text:p text:style-name="P40"/>
          </table:table-cell>
        </table:table-row>
      </table:table>
      <text:p text:style-name="P2"><text:span text:style-name="T1">Operador OR</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7">A</text:p>
          </table:table-cell>
          <table:table-cell table:style-name="Table5.A1" office:value-type="string">
            <text:p text:style-name="P37">B</text:p>
          </table:table-cell>
          <table:table-cell table:style-name="Table5.C1" office:value-type="string">
            <text:p text:style-name="P37">A or B</text:p>
          </table:table-cell>
          <table:table-cell table:style-name="Table5.D1" office:value-type="string">
            <text:p text:style-name="P38">Siendo A y B expresiones booleanas</text:p>
          </table:table-cell>
        </table:table-row>
        <table:table-row table:style-name="Table5.1">
          <table:table-cell table:style-name="Table5.A2" office:value-type="string">
            <text:p text:style-name="P39">F</text:p>
          </table:table-cell>
          <table:table-cell table:style-name="Table5.A2" office:value-type="string">
            <text:p text:style-name="P39">F</text:p>
          </table:table-cell>
          <table:table-cell table:style-name="Table5.C2" office:value-type="string">
            <text:p text:style-name="P39">F</text:p>
          </table:table-cell>
          <table:table-cell table:style-name="Table5.D1" office:value-type="string">
            <text:p text:style-name="P40"/>
          </table:table-cell>
        </table:table-row>
        <table:table-row table:style-name="Table5.1">
          <table:table-cell table:style-name="Table5.A2" office:value-type="string">
            <text:p text:style-name="P39">F</text:p>
          </table:table-cell>
          <table:table-cell table:style-name="Table5.A2" office:value-type="string">
            <text:p text:style-name="P39">C</text:p>
          </table:table-cell>
          <table:table-cell table:style-name="Table5.C2" office:value-type="string">
            <text:p text:style-name="P39">C</text:p>
          </table:table-cell>
          <table:table-cell table:style-name="Table5.D1" office:value-type="string">
            <text:p text:style-name="P40"/>
          </table:table-cell>
        </table:table-row>
        <table:table-row table:style-name="Table5.1">
          <table:table-cell table:style-name="Table5.A2" office:value-type="string">
            <text:p text:style-name="P39">C</text:p>
          </table:table-cell>
          <table:table-cell table:style-name="Table5.A2" office:value-type="string">
            <text:p text:style-name="P39">F</text:p>
          </table:table-cell>
          <table:table-cell table:style-name="Table5.C2" office:value-type="string">
            <text:p text:style-name="P39">C</text:p>
          </table:table-cell>
          <table:table-cell table:style-name="Table5.D1" office:value-type="string">
            <text:p text:style-name="P40"/>
          </table:table-cell>
        </table:table-row>
        <table:table-row table:style-name="Table5.1">
          <table:table-cell table:style-name="Table5.A5" office:value-type="string">
            <text:p text:style-name="P39">C</text:p>
          </table:table-cell>
          <table:table-cell table:style-name="Table5.A5" office:value-type="string">
            <text:p text:style-name="P39">C</text:p>
          </table:table-cell>
          <table:table-cell table:style-name="Table5.C5" office:value-type="string">
            <text:p text:style-name="P37">C</text:p>
          </table:table-cell>
          <table:table-cell table:style-name="Table5.D1" office:value-type="string">
            <text:p text:style-name="P41"/>
          </table:table-cell>
        </table:table-row>
      </table:table>
      <text:p text:style-name="P2"><text:span text:style-name="T1">Operador XOR</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7">A</text:p>
          </table:table-cell>
          <table:table-cell table:style-name="Table6.A1" office:value-type="string">
            <text:p text:style-name="P37">B</text:p>
          </table:table-cell>
          <table:table-cell table:style-name="Table6.C1" office:value-type="string">
            <text:p text:style-name="P37">A xor B</text:p>
          </table:table-cell>
          <table:table-cell table:style-name="Table6.D1" office:value-type="string">
            <text:p text:style-name="P38">Siendo A y B expresiones booleanas</text:p>
          </table:table-cell>
        </table:table-row>
        <table:table-row table:style-name="Table6.1">
          <table:table-cell table:style-name="Table6.A2" office:value-type="string">
            <text:p text:style-name="P39">F</text:p>
          </table:table-cell>
          <table:table-cell table:style-name="Table6.A2" office:value-type="string">
            <text:p text:style-name="P39">F</text:p>
          </table:table-cell>
          <table:table-cell table:style-name="Table6.C2" office:value-type="string">
            <text:p text:style-name="P39">F</text:p>
          </table:table-cell>
          <table:table-cell table:style-name="Table6.D1" office:value-type="string">
            <text:p text:style-name="P40"/>
          </table:table-cell>
        </table:table-row>
        <table:table-row table:style-name="Table6.1">
          <table:table-cell table:style-name="Table6.A2" office:value-type="string">
            <text:p text:style-name="P39">F</text:p>
          </table:table-cell>
          <table:table-cell table:style-name="Table6.A2" office:value-type="string">
            <text:p text:style-name="P39">C</text:p>
          </table:table-cell>
          <table:table-cell table:style-name="Table6.C2" office:value-type="string">
            <text:p text:style-name="P39">C</text:p>
          </table:table-cell>
          <table:table-cell table:style-name="Table6.D1" office:value-type="string">
            <text:p text:style-name="P40"/>
          </table:table-cell>
        </table:table-row>
        <table:table-row table:style-name="Table6.1">
          <table:table-cell table:style-name="Table6.A2" office:value-type="string">
            <text:p text:style-name="P39">C</text:p>
          </table:table-cell>
          <table:table-cell table:style-name="Table6.A2" office:value-type="string">
            <text:p text:style-name="P39">F</text:p>
          </table:table-cell>
          <table:table-cell table:style-name="Table6.C2" office:value-type="string">
            <text:p text:style-name="P39">C</text:p>
          </table:table-cell>
          <table:table-cell table:style-name="Table6.D1" office:value-type="string">
            <text:p text:style-name="P40"/>
          </table:table-cell>
        </table:table-row>
        <table:table-row table:style-name="Table6.1">
          <table:table-cell table:style-name="Table6.A5" office:value-type="string">
            <text:p text:style-name="P39">C</text:p>
          </table:table-cell>
          <table:table-cell table:style-name="Table6.A5" office:value-type="string">
            <text:p text:style-name="P39">C</text:p>
          </table:table-cell>
          <table:table-cell table:style-name="Table6.C5" office:value-type="string">
            <text:p text:style-name="P37">F</text:p>
          </table:table-cell>
          <table:table-cell table:style-name="Table6.D1" office:value-type="string">
            <text:p text:style-name="P41"/>
          </table:table-cell>
        </table:table-row>
      </table:table>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Orden de evaluación de los operadores</text:p>
      <text:p text:style-name="Apartado1">Los operadores de una expresión se evalúa, en general, según el siguiente orden:</text:p>
      <text:list xml:id="list30400242" text:style-name="WW8Num18">
        <text:list-item>
          <text:list>
            <text:list-item>
              <text:p text:style-name="P79">Paréntesis</text:p>
            </text:list-item>
            <text:list-item>
              <text:p text:style-name="P79">Signo</text:p>
            </text:list-item>
            <text:list-item>
              <text:p text:style-name="P79">Potencias</text:p>
            </text:list-item>
            <text:list-item>
              <text:p text:style-name="P79">Productos y divisiones</text:p>
            </text:list-item>
            <text:list-item>
              <text:p text:style-name="P79">Sumas y restas</text:p>
            </text:list-item>
            <text:list-item>
              <text:p text:style-name="P79">Concatenación</text:p>
            </text:list-item>
            <text:list-item>
              <text:p text:style-name="P79">Relacionales</text:p>
            </text:list-item>
            <text:list-item>
              <text:p text:style-name="P79">Negación</text:p>
            </text:list-item>
            <text:list-item>
              <text:p text:style-name="P79">Conjunción</text:p>
            </text:list-item>
            <text:list-item>
              <text:p text:style-name="P81">Disyunción</text:p>
            </text:list-item>
          </text:list>
        </text:list-item>
      </text:list>
      <text:p text:style-name="Apartado1">La evaluación de operadores de igual orden se realiza siempre de izquierda a derecha.</text:p>
      <text:p text:style-name="P15">Expresiones</text:p>
      <text:p text:style-name="Apartado1">Una expresión es un conjunto de datos (operandos) y operadores con unas reglas específicas de construcción. Los operandos pueden ser también valores retornados por funciones.</text:p>
      <text:p text:style-name="P3">Expresiones numéricas</text:p>
      <text:p text:style-name="P2">Producen resultados de tipo numérico. Se construyen mediante los operadores aritméticos.</text:p>
      <text:p text:style-name="P2">Ejemplo: PI * x</text:p>
      <text:p text:style-name="P3">Expresiones booleanas</text:p>
      <text:p text:style-name="P2">Producen resultados CIERTO o FALSO. Se construyen mediante los operadores relacionales y lógicos.</text:p>
      <text:p text:style-name="P2">Ejemplo: A &gt; 0 y B &lt;= 5</text:p>
      <text:p text:style-name="P3">Expresiones alfanuméricas</text:p>
      <text:p text:style-name="P2">Producen resultados de tipo alfanumérico. Se construyen mediante los operadores alfanuméricos.</text:p>
      <text:p text:style-name="P2">Ejemplo: “Don “ + N</text:p>
      <text:p text:style-name="P5">Ejercicios de operadores y expresiones classe</text:p>
      <text:p text:style-name="Text_20_body"> <text:span text:style-name="T1">1) </text:span><text:span text:style-name="T10">4 + 5 * 2 + 6 * 3 + 5 </text:span><text:span text:style-name="T10">= 14 + 18 + 5 = 19 + 18 = 37</text:span></text:p>
      <text:p text:style-name="P47"/>
      <text:p text:style-name="P46"/>
      <text:p text:style-name="P53">2) <text:s text:c="2"/>2^2*3 = 4*3 = 12</text:p>
      <text:p text:style-name="P47"/>
      <text:p text:style-name="P46"/>
      <text:p text:style-name="Text_20_body">3) <text:span text:style-name="T1"><text:s text:c="2"/>2/2*4 </text:span><text:span text:style-name="T1">= 4</text:span></text:p>
      <text:p text:style-name="P47"/>
      <text:p text:style-name="P46"/>
      <text:p text:style-name="Text_20_body">4) <text:span text:style-name="T1">3+12*(18-4^2) </text:span><text:span text:style-name="T1">= 27</text:span></text:p>
      <text:p text:style-name="P46"/>
      <text:p text:style-name="P53">5) 3&gt;6 = FALSE</text:p>
      <text:p text:style-name="P46"/>
      <text:p text:style-name="P46"/>
      <text:p text:style-name="P53">6) 3&gt;6 Y 3&lt;6 = FALSE Y TRUE</text:p>
      <text:p text:style-name="P49"><text:tab/></text:p>
      <text:p text:style-name="P46">0<text:tab/>1<text:tab/>=<text:tab/>0</text:p>
      <text:p text:style-name="P53">7) 3&gt;6 O 3&lt;=6 =</text:p>
      <text:p text:style-name="P50">0<text:tab/>1<text:tab/>=<text:tab/>1</text:p>
      <text:p text:style-name="P46"/>
      <text:p text:style-name="P53">8) 3&gt;6 Y 3&lt;6 O NO 3&lt;&gt;6</text:p>
      <text:p text:style-name="P49"><text:s text:c="5"/>0<text:tab/> <text:s text:c="5"/>1 <text:s text:c="9"/><text:tab/>1</text:p>
      <text:p text:style-name="P49">___________<text:tab/>___________</text:p>
      <text:p text:style-name="P49"><text:tab/>0<text:tab/><text:tab/>0<text:tab/></text:p>
      <text:p text:style-name="P49"><text:tab/><text:tab/>0</text:p>
      <text:p text:style-name="P67"><text:s/>9).<text:span text:style-name="T11">    </text:span><text:span text:style-name="T14"> </text:span><text:span text:style-name="T17">Calculeu el valor de les següents expressions:</text:span></text:p>
      <text:p text:style-name="P66"><text:span text:style-name="T15">a)</text:span><text:span text:style-name="T12">      </text:span><text:span text:style-name="T15">3 + 5 * 2 </text:span><text:span text:style-name="T15">= 10 + 3 = 13</text:span></text:p>
      <text:p text:style-name="P66"><text:span text:style-name="T15">b)</text:span><text:span text:style-name="T12">      </text:span><text:span text:style-name="T15">21 mod (2^2) </text:span><text:span text:style-name="T15">= 21 mod 4 = 1</text:span></text:p>
      <text:p text:style-name="P66"><text:span text:style-name="T15">c)</text:span><text:span text:style-name="T12">      </text:span><text:span text:style-name="T15">Cert and (Fals or Cert or Cert or Fals) and (a&lt;&gt;a or b = b) </text:span></text:p>
      <text:p text:style-name="P66"><text:span text:style-name="T15"><text:tab/> <text:s text:c="3"/><text:tab/><text:tab/> <text:s text:c="10"/>--------</text:span><text:span text:style-name="T15">1<text:tab/><text:tab/> <text:s/>0<text:tab/> <text:s text:c="4"/>1</text:span></text:p>
      <text:p text:style-name="P70"><text:tab/><text:tab/> <text:s text:c="9"/>1 <text:tab/><text:tab/> <text:s text:c="10"/>and<text:tab/><text:tab/>1</text:p>
      <text:p text:style-name="P70"><text:tab/><text:tab/><text:tab/><text:tab/><text:tab/><text:tab/>1</text:p>
      <text:p text:style-name="P66"><text:span text:style-name="T15">d)</text:span><text:span text:style-name="T12">      </text:span><text:span text:style-name="T15">3 – 6 mod 2 + 5 &lt;= -4^2 + 10 / (5 – 3) </text:span></text:p>
      <text:p text:style-name="P66"><text:span text:style-name="T15"><text:tab/></text:span><text:span text:style-name="T15"> <text:s text:c="2"/>3 – 0 + 5<text:tab/><text:tab/><text:tab/>-16 + 10 / 2</text:span></text:p>
      <text:p text:style-name="P70"><text:tab/><text:tab/><text:tab/><text:tab/><text:tab/>-16 + 5</text:p>
      <text:p text:style-name="P71"><text:tab/><text:tab/><text:tab/>8 &lt;=<text:tab/><text:tab/>-11 = TRUE (|)</text:p>
      <text:p text:style-name="P66"><text:span text:style-name="T15">e)</text:span><text:span text:style-name="T12">      </text:span><text:span text:style-name="T15">(a &lt; b and b &lt; c and c &lt; a) </text:span></text:p>
      <text:p text:style-name="P66"><text:span text:style-name="T15"><text:tab/></text:span><text:span text:style-name="T15"> <text:s text:c="5"/>1 <text:s text:c="4"/>and <text:s text:c="3"/>1 <text:s text:c="4"/>and <text:s text:c="3"/>0</text:span></text:p>
      <text:p text:style-name="P70"/>
      <text:p text:style-name="P65"><text:span text:style-name="T13">10)      </text:span><text:span text:style-name="T16">Construïu la taula de veritat de les següents expressions:</text:span></text:p>
      <text:p text:style-name="P66"><text:span text:style-name="T15">a)</text:span><text:span text:style-name="T12">      </text:span><text:span text:style-name="T15">a and a and a </text:span></text:p>
      <text:p text:style-name="P70"><text:s text:c="8"/></text:p>
      <table:table table:name="Taula1" table:style-name="Taula1">
        <table:table-column table:style-name="Taula1.A"/>
        <table:table-column table:style-name="Taula1.B"/>
        <table:table-row>
          <table:table-cell table:style-name="Taula1.A1" office:value-type="string">
            <text:p text:style-name="P69">A</text:p>
          </table:table-cell>
          <table:table-cell table:style-name="Taula1.B1" office:value-type="string">
            <text:p text:style-name="P69">A*A*A</text:p>
          </table:table-cell>
        </table:table-row>
        <table:table-row>
          <table:table-cell table:style-name="Taula1.A2" office:value-type="string">
            <text:p text:style-name="P69">0</text:p>
          </table:table-cell>
          <table:table-cell table:style-name="Taula1.B2" office:value-type="string">
            <text:p text:style-name="P69">0*0*0 = 0</text:p>
          </table:table-cell>
        </table:table-row>
        <table:table-row>
          <table:table-cell table:style-name="Taula1.A2" office:value-type="string">
            <text:p text:style-name="P69">1</text:p>
          </table:table-cell>
          <table:table-cell table:style-name="Taula1.B2" office:value-type="string">
            <text:p text:style-name="P69">1*1*1 = 0</text:p>
          </table:table-cell>
        </table:table-row>
      </table:table>
      <text:p text:style-name="P70"/>
      <text:p text:style-name="P66"><text:span text:style-name="T15">b)</text:span><text:span text:style-name="T12">      </text:span><text:span text:style-name="T15">a and not a </text:span></text:p>
      <table:table table:name="Taula2" table:style-name="Taula2">
        <table:table-column table:style-name="Taula2.A"/>
        <table:table-column table:style-name="Taula2.B"/>
        <table:table-column table:style-name="Taula2.C"/>
        <table:table-row>
          <table:table-cell table:style-name="Taula2.A1" office:value-type="string">
            <text:p text:style-name="P69">A</text:p>
          </table:table-cell>
          <table:table-cell table:style-name="Taula2.A1" office:value-type="string">
            <text:p text:style-name="P69">Not A</text:p>
          </table:table-cell>
          <table:table-cell table:style-name="Taula2.C1" office:value-type="string">
            <text:p text:style-name="P69">AND</text:p>
          </table:table-cell>
        </table:table-row>
        <table:table-row>
          <table:table-cell table:style-name="Taula2.A2" office:value-type="string">
            <text:p text:style-name="P69">0</text:p>
          </table:table-cell>
          <table:table-cell table:style-name="Taula2.A2" office:value-type="string">
            <text:p text:style-name="P69">1</text:p>
          </table:table-cell>
          <table:table-cell table:style-name="Taula2.C2" office:value-type="string">
            <text:p text:style-name="P69">0</text:p>
          </table:table-cell>
        </table:table-row>
        <table:table-row>
          <table:table-cell table:style-name="Taula2.A2" office:value-type="string">
            <text:p text:style-name="P69">1</text:p>
          </table:table-cell>
          <table:table-cell table:style-name="Taula2.A2" office:value-type="string">
            <text:p text:style-name="P69">0</text:p>
          </table:table-cell>
          <table:table-cell table:style-name="Taula2.C2" office:value-type="string">
            <text:p text:style-name="P69">0</text:p>
          </table:table-cell>
        </table:table-row>
      </table:table>
      <text:p text:style-name="P70"/>
      <text:p text:style-name="P66"><text:span text:style-name="T15">c)</text:span><text:span text:style-name="T12">      </text:span><text:span text:style-name="T15">a and b and c </text:span></text:p>
      <text:p text:style-name="P68"/>
      <table:table table:name="Taula4" table:style-name="Taula4">
        <table:table-column table:style-name="Taula4.A"/>
        <table:table-column table:style-name="Taula4.B"/>
        <table:table-column table:style-name="Taula4.C"/>
        <table:table-column table:style-name="Taula4.D"/>
        <table:table-row>
          <table:table-cell table:style-name="Taula4.A1" office:value-type="string">
            <text:p text:style-name="P69">A</text:p>
          </table:table-cell>
          <table:table-cell table:style-name="Taula4.A1" office:value-type="string">
            <text:p text:style-name="P69">B</text:p>
          </table:table-cell>
          <table:table-cell table:style-name="Taula4.A1" office:value-type="string">
            <text:p text:style-name="P69">C</text:p>
          </table:table-cell>
          <table:table-cell table:style-name="Taula4.D1" office:value-type="string">
            <text:p text:style-name="P69">a*b*c</text:p>
          </table:table-cell>
        </table:table-row>
        <table:table-row>
          <table:table-cell table:style-name="Taula4.A2" office:value-type="string">
            <text:p text:style-name="P69">0</text:p>
          </table:table-cell>
          <table:table-cell table:style-name="Taula4.A2" office:value-type="string">
            <text:p text:style-name="P69">0</text:p>
          </table:table-cell>
          <table:table-cell table:style-name="Taula4.A2" office:value-type="string">
            <text:p text:style-name="P69">0</text:p>
          </table:table-cell>
          <table:table-cell table:style-name="Taula4.D2" office:value-type="string">
            <text:p text:style-name="P69">0</text:p>
          </table:table-cell>
        </table:table-row>
        <table:table-row>
          <table:table-cell table:style-name="Taula4.A2" office:value-type="string">
            <text:p text:style-name="P69">0</text:p>
          </table:table-cell>
          <table:table-cell table:style-name="Taula4.A2" office:value-type="string">
            <text:p text:style-name="P69">0</text:p>
          </table:table-cell>
          <table:table-cell table:style-name="Taula4.A2" office:value-type="string">
            <text:p text:style-name="P69">1</text:p>
          </table:table-cell>
          <table:table-cell table:style-name="Taula4.D2" office:value-type="string">
            <text:p text:style-name="P69">0</text:p>
          </table:table-cell>
        </table:table-row>
        <table:table-row>
          <table:table-cell table:style-name="Taula4.A2" office:value-type="string">
            <text:p text:style-name="P69">0</text:p>
          </table:table-cell>
          <table:table-cell table:style-name="Taula4.A2" office:value-type="string">
            <text:p text:style-name="P69">1</text:p>
          </table:table-cell>
          <table:table-cell table:style-name="Taula4.A2" office:value-type="string">
            <text:p text:style-name="P69">0</text:p>
          </table:table-cell>
          <table:table-cell table:style-name="Taula4.D2" office:value-type="string">
            <text:p text:style-name="P69">0</text:p>
          </table:table-cell>
        </table:table-row>
        <table:table-row>
          <table:table-cell table:style-name="Taula4.A2" office:value-type="string">
            <text:p text:style-name="P69">0</text:p>
          </table:table-cell>
          <table:table-cell table:style-name="Taula4.A2" office:value-type="string">
            <text:p text:style-name="P69">1</text:p>
          </table:table-cell>
          <table:table-cell table:style-name="Taula4.A2" office:value-type="string">
            <text:p text:style-name="P69">1</text:p>
          </table:table-cell>
          <table:table-cell table:style-name="Taula4.D2" office:value-type="string">
            <text:p text:style-name="P69">0</text:p>
          </table:table-cell>
        </table:table-row>
        <table:table-row>
          <table:table-cell table:style-name="Taula4.A2" office:value-type="string">
            <text:p text:style-name="P69">1</text:p>
          </table:table-cell>
          <table:table-cell table:style-name="Taula4.A2" office:value-type="string">
            <text:p text:style-name="P69">0</text:p>
          </table:table-cell>
          <table:table-cell table:style-name="Taula4.A2" office:value-type="string">
            <text:p text:style-name="P69">0</text:p>
          </table:table-cell>
          <table:table-cell table:style-name="Taula4.D2" office:value-type="string">
            <text:p text:style-name="P69">0</text:p>
          </table:table-cell>
        </table:table-row>
        <table:table-row>
          <table:table-cell table:style-name="Taula4.A2" office:value-type="string">
            <text:p text:style-name="P69">1</text:p>
          </table:table-cell>
          <table:table-cell table:style-name="Taula4.A2" office:value-type="string">
            <text:p text:style-name="P69">0</text:p>
          </table:table-cell>
          <table:table-cell table:style-name="Taula4.A2" office:value-type="string">
            <text:p text:style-name="P69">1</text:p>
          </table:table-cell>
          <table:table-cell table:style-name="Taula4.D2" office:value-type="string">
            <text:p text:style-name="P69">0</text:p>
          </table:table-cell>
        </table:table-row>
        <text:soft-page-break/>
        <table:table-row>
          <table:table-cell table:style-name="Taula4.A2" office:value-type="string">
            <text:p text:style-name="P69">1</text:p>
          </table:table-cell>
          <table:table-cell table:style-name="Taula4.A2" office:value-type="string">
            <text:p text:style-name="P69">1</text:p>
          </table:table-cell>
          <table:table-cell table:style-name="Taula4.A2" office:value-type="string">
            <text:p text:style-name="P69">0</text:p>
          </table:table-cell>
          <table:table-cell table:style-name="Taula4.D2" office:value-type="string">
            <text:p text:style-name="P69">0</text:p>
          </table:table-cell>
        </table:table-row>
        <table:table-row>
          <table:table-cell table:style-name="Taula4.A2" office:value-type="string">
            <text:p text:style-name="P69">1</text:p>
          </table:table-cell>
          <table:table-cell table:style-name="Taula4.A2" office:value-type="string">
            <text:p text:style-name="P69">1</text:p>
          </table:table-cell>
          <table:table-cell table:style-name="Taula4.A2" office:value-type="string">
            <text:p text:style-name="P69">1</text:p>
          </table:table-cell>
          <table:table-cell table:style-name="Taula4.D2" office:value-type="string">
            <text:p text:style-name="P69">1</text:p>
          </table:table-cell>
        </table:table-row>
      </table:table>
      <text:p text:style-name="P66"/>
      <text:p text:style-name="P66"><text:span text:style-name="T15">d)</text:span><text:span text:style-name="T12">      </text:span><text:span text:style-name="T15">(a or a) == a</text:span></text:p>
      <table:table table:name="Taula3" table:style-name="Taula3">
        <table:table-column table:style-name="Taula3.A"/>
        <table:table-column table:style-name="Taula3.B"/>
        <table:table-row>
          <table:table-cell table:style-name="Taula3.A1" office:value-type="string">
            <text:p text:style-name="Table_20_Contents"/>
          </table:table-cell>
          <table:table-cell table:style-name="Taula3.B1" office:value-type="string">
            <text:p text:style-name="Table_20_Contents"/>
          </table:table-cell>
        </table:table-row>
        <table:table-row>
          <table:table-cell table:style-name="Taula3.A2" office:value-type="string">
            <text:p text:style-name="Table_20_Contents"/>
          </table:table-cell>
          <table:table-cell table:style-name="Taula3.B2" office:value-type="string">
            <text:p text:style-name="Table_20_Contents"/>
          </table:table-cell>
        </table:table-row>
      </table:table>
      <text:p text:style-name="P70"/>
      <text:p text:style-name="P72"/>
      <text:p text:style-name="P66"><text:span text:style-name="T15">e)</text:span><text:span text:style-name="T12">      </text:span><text:span text:style-name="T15">a or b or c </text:span></text:p>
      <table:table table:name="Taula5" table:style-name="Taula5">
        <table:table-column table:style-name="Taula5.A" table:number-columns-repeated="3"/>
        <table:table-column table:style-name="Taula5.D"/>
        <table:table-row>
          <table:table-cell table:style-name="Taula5.A1" office:value-type="string">
            <text:p text:style-name="P69">A</text:p>
          </table:table-cell>
          <table:table-cell table:style-name="Taula5.A1" office:value-type="string">
            <text:p text:style-name="P69">B</text:p>
          </table:table-cell>
          <table:table-cell table:style-name="Taula5.A1" office:value-type="string">
            <text:p text:style-name="P69">C</text:p>
          </table:table-cell>
          <table:table-cell table:style-name="Taula5.D1" office:value-type="string">
            <text:p text:style-name="P69">A+B+C</text:p>
          </table:table-cell>
        </table:table-row>
        <table:table-row>
          <table:table-cell table:style-name="Taula5.A2" office:value-type="string">
            <text:p text:style-name="P69">0</text:p>
          </table:table-cell>
          <table:table-cell table:style-name="Taula5.A2" office:value-type="string">
            <text:p text:style-name="P69">0</text:p>
          </table:table-cell>
          <table:table-cell table:style-name="Taula5.A2" office:value-type="string">
            <text:p text:style-name="P69">0</text:p>
          </table:table-cell>
          <table:table-cell table:style-name="Taula5.D2" office:value-type="string">
            <text:p text:style-name="P69">0</text:p>
          </table:table-cell>
        </table:table-row>
        <table:table-row>
          <table:table-cell table:style-name="Taula5.A2" office:value-type="string">
            <text:p text:style-name="P69">0</text:p>
          </table:table-cell>
          <table:table-cell table:style-name="Taula5.A2" office:value-type="string">
            <text:p text:style-name="P69">0</text:p>
          </table:table-cell>
          <table:table-cell table:style-name="Taula5.A2" office:value-type="string">
            <text:p text:style-name="P69">1</text:p>
          </table:table-cell>
          <table:table-cell table:style-name="Taula5.D2" office:value-type="string">
            <text:p text:style-name="P69">1</text:p>
          </table:table-cell>
        </table:table-row>
        <table:table-row>
          <table:table-cell table:style-name="Taula5.A2" office:value-type="string">
            <text:p text:style-name="P69">0</text:p>
          </table:table-cell>
          <table:table-cell table:style-name="Taula5.A2" office:value-type="string">
            <text:p text:style-name="P69">1</text:p>
          </table:table-cell>
          <table:table-cell table:style-name="Taula5.A2" office:value-type="string">
            <text:p text:style-name="P69">0</text:p>
          </table:table-cell>
          <table:table-cell table:style-name="Taula5.D2" office:value-type="string">
            <text:p text:style-name="P69">1</text:p>
          </table:table-cell>
        </table:table-row>
        <table:table-row>
          <table:table-cell table:style-name="Taula5.A2" office:value-type="string">
            <text:p text:style-name="P69">0</text:p>
          </table:table-cell>
          <table:table-cell table:style-name="Taula5.A2" office:value-type="string">
            <text:p text:style-name="P69">1</text:p>
          </table:table-cell>
          <table:table-cell table:style-name="Taula5.A2" office:value-type="string">
            <text:p text:style-name="P69">1</text:p>
          </table:table-cell>
          <table:table-cell table:style-name="Taula5.D2" office:value-type="string">
            <text:p text:style-name="P69">1</text:p>
          </table:table-cell>
        </table:table-row>
        <table:table-row>
          <table:table-cell table:style-name="Taula5.A2" office:value-type="string">
            <text:p text:style-name="P69">1</text:p>
          </table:table-cell>
          <table:table-cell table:style-name="Taula5.A2" office:value-type="string">
            <text:p text:style-name="P69">0</text:p>
          </table:table-cell>
          <table:table-cell table:style-name="Taula5.A2" office:value-type="string">
            <text:p text:style-name="P69">0</text:p>
          </table:table-cell>
          <table:table-cell table:style-name="Taula5.D2" office:value-type="string">
            <text:p text:style-name="P69">1</text:p>
          </table:table-cell>
        </table:table-row>
        <table:table-row>
          <table:table-cell table:style-name="Taula5.A2" office:value-type="string">
            <text:p text:style-name="P69">1</text:p>
          </table:table-cell>
          <table:table-cell table:style-name="Taula5.A2" office:value-type="string">
            <text:p text:style-name="P69">0</text:p>
          </table:table-cell>
          <table:table-cell table:style-name="Taula5.A2" office:value-type="string">
            <text:p text:style-name="P69">1</text:p>
          </table:table-cell>
          <table:table-cell table:style-name="Taula5.D2" office:value-type="string">
            <text:p text:style-name="P69">1</text:p>
          </table:table-cell>
        </table:table-row>
        <table:table-row>
          <table:table-cell table:style-name="Taula5.A2" office:value-type="string">
            <text:p text:style-name="P69">1</text:p>
          </table:table-cell>
          <table:table-cell table:style-name="Taula5.A2" office:value-type="string">
            <text:p text:style-name="P69">1</text:p>
          </table:table-cell>
          <table:table-cell table:style-name="Taula5.A2" office:value-type="string">
            <text:p text:style-name="P69">0</text:p>
          </table:table-cell>
          <table:table-cell table:style-name="Taula5.D2" office:value-type="string">
            <text:p text:style-name="P69">1</text:p>
          </table:table-cell>
        </table:table-row>
        <table:table-row>
          <table:table-cell table:style-name="Taula5.A2" office:value-type="string">
            <text:p text:style-name="P69">1</text:p>
          </table:table-cell>
          <table:table-cell table:style-name="Taula5.A2" office:value-type="string">
            <text:p text:style-name="P69">1</text:p>
          </table:table-cell>
          <table:table-cell table:style-name="Taula5.A2" office:value-type="string">
            <text:p text:style-name="P69">1</text:p>
          </table:table-cell>
          <table:table-cell table:style-name="Taula5.D2" office:value-type="string">
            <text:p text:style-name="P69">1</text:p>
          </table:table-cell>
        </table:table-row>
      </table:table>
      <text:p text:style-name="P72"/>
      <text:p text:style-name="P66"><text:span text:style-name="T15">f)</text:span><text:span text:style-name="T12">        </text:span><text:span text:style-name="T15">a and (b or c)</text:span></text:p>
      <table:table table:name="Taula6" table:style-name="Taula6">
        <table:table-column table:style-name="Taula6.A" table:number-columns-repeated="5"/>
        <table:table-row>
          <table:table-cell table:style-name="Taula6.A1" office:value-type="string">
            <text:p text:style-name="P69">A</text:p>
          </table:table-cell>
          <table:table-cell table:style-name="Taula6.A1" office:value-type="string">
            <text:p text:style-name="P69">B</text:p>
          </table:table-cell>
          <table:table-cell table:style-name="Taula6.A1" office:value-type="string">
            <text:p text:style-name="P69">C</text:p>
          </table:table-cell>
          <table:table-cell table:style-name="Taula6.A1" office:value-type="string">
            <text:p text:style-name="P69">B OR C</text:p>
          </table:table-cell>
          <table:table-cell table:style-name="Taula6.E1" office:value-type="string">
            <text:p text:style-name="P69">A AND * (RESULTADO COLUMNA ANTERIOR)</text:p>
          </table:table-cell>
        </table:table-row>
        <table:table-row>
          <table:table-cell table:style-name="Taula6.A2" office:value-type="string">
            <text:p text:style-name="P69">0</text:p>
          </table:table-cell>
          <table:table-cell table:style-name="Taula6.A2" office:value-type="string">
            <text:p text:style-name="P69">0</text:p>
          </table:table-cell>
          <table:table-cell table:style-name="Taula6.A2" office:value-type="string">
            <text:p text:style-name="P69">0</text:p>
          </table:table-cell>
          <table:table-cell table:style-name="Taula6.A2" office:value-type="string">
            <text:p text:style-name="P69">0</text:p>
          </table:table-cell>
          <table:table-cell table:style-name="Taula6.E2" office:value-type="string">
            <text:p text:style-name="P69">0</text:p>
          </table:table-cell>
        </table:table-row>
        <table:table-row>
          <table:table-cell table:style-name="Taula6.A2" office:value-type="string">
            <text:p text:style-name="P69">0</text:p>
          </table:table-cell>
          <table:table-cell table:style-name="Taula6.A2" office:value-type="string">
            <text:p text:style-name="P69">0</text:p>
          </table:table-cell>
          <table:table-cell table:style-name="Taula6.A2" office:value-type="string">
            <text:p text:style-name="P69">1</text:p>
          </table:table-cell>
          <table:table-cell table:style-name="Taula6.A2" office:value-type="string">
            <text:p text:style-name="P69">1</text:p>
          </table:table-cell>
          <table:table-cell table:style-name="Taula6.E2" office:value-type="string">
            <text:p text:style-name="P69">0</text:p>
          </table:table-cell>
        </table:table-row>
        <table:table-row>
          <table:table-cell table:style-name="Taula6.A2" office:value-type="string">
            <text:p text:style-name="P69">0</text:p>
          </table:table-cell>
          <table:table-cell table:style-name="Taula6.A2" office:value-type="string">
            <text:p text:style-name="P69">1</text:p>
          </table:table-cell>
          <table:table-cell table:style-name="Taula6.A2" office:value-type="string">
            <text:p text:style-name="P69">0</text:p>
          </table:table-cell>
          <table:table-cell table:style-name="Taula6.A2" office:value-type="string">
            <text:p text:style-name="P69">1</text:p>
          </table:table-cell>
          <table:table-cell table:style-name="Taula6.E2" office:value-type="string">
            <text:p text:style-name="P69">0</text:p>
          </table:table-cell>
        </table:table-row>
        <table:table-row>
          <table:table-cell table:style-name="Taula6.A2" office:value-type="string">
            <text:p text:style-name="P69">0</text:p>
          </table:table-cell>
          <table:table-cell table:style-name="Taula6.A2" office:value-type="string">
            <text:p text:style-name="P69">1</text:p>
          </table:table-cell>
          <table:table-cell table:style-name="Taula6.A2" office:value-type="string">
            <text:p text:style-name="P69">1</text:p>
          </table:table-cell>
          <table:table-cell table:style-name="Taula6.A2" office:value-type="string">
            <text:p text:style-name="P69">1</text:p>
          </table:table-cell>
          <table:table-cell table:style-name="Taula6.E2" office:value-type="string">
            <text:p text:style-name="P69">0</text:p>
          </table:table-cell>
        </table:table-row>
        <table:table-row>
          <table:table-cell table:style-name="Taula6.A2" office:value-type="string">
            <text:p text:style-name="P69">1</text:p>
          </table:table-cell>
          <table:table-cell table:style-name="Taula6.A2" office:value-type="string">
            <text:p text:style-name="P69">0</text:p>
          </table:table-cell>
          <table:table-cell table:style-name="Taula6.A2" office:value-type="string">
            <text:p text:style-name="P69">0</text:p>
          </table:table-cell>
          <table:table-cell table:style-name="Taula6.A2" office:value-type="string">
            <text:p text:style-name="P69">0</text:p>
          </table:table-cell>
          <table:table-cell table:style-name="Taula6.E2" office:value-type="string">
            <text:p text:style-name="P69">0</text:p>
          </table:table-cell>
        </table:table-row>
        <table:table-row>
          <table:table-cell table:style-name="Taula6.A2" office:value-type="string">
            <text:p text:style-name="P69">1</text:p>
          </table:table-cell>
          <table:table-cell table:style-name="Taula6.A2" office:value-type="string">
            <text:p text:style-name="P69">0</text:p>
          </table:table-cell>
          <table:table-cell table:style-name="Taula6.A2" office:value-type="string">
            <text:p text:style-name="P69">1</text:p>
          </table:table-cell>
          <table:table-cell table:style-name="Taula6.A2" office:value-type="string">
            <text:p text:style-name="P69">1</text:p>
          </table:table-cell>
          <table:table-cell table:style-name="Taula6.E2" office:value-type="string">
            <text:p text:style-name="P69">1</text:p>
          </table:table-cell>
        </table:table-row>
        <table:table-row>
          <table:table-cell table:style-name="Taula6.A2" office:value-type="string">
            <text:p text:style-name="P69">1</text:p>
          </table:table-cell>
          <table:table-cell table:style-name="Taula6.A2" office:value-type="string">
            <text:p text:style-name="P69">1</text:p>
          </table:table-cell>
          <table:table-cell table:style-name="Taula6.A2" office:value-type="string">
            <text:p text:style-name="P69">0</text:p>
          </table:table-cell>
          <table:table-cell table:style-name="Taula6.A2" office:value-type="string">
            <text:p text:style-name="P69">1</text:p>
          </table:table-cell>
          <table:table-cell table:style-name="Taula6.E2" office:value-type="string">
            <text:p text:style-name="P69">1</text:p>
          </table:table-cell>
        </table:table-row>
        <table:table-row>
          <table:table-cell table:style-name="Taula6.A2" office:value-type="string">
            <text:p text:style-name="P69">1</text:p>
          </table:table-cell>
          <table:table-cell table:style-name="Taula6.A2" office:value-type="string">
            <text:p text:style-name="P69">1</text:p>
          </table:table-cell>
          <table:table-cell table:style-name="Taula6.A2" office:value-type="string">
            <text:p text:style-name="P69">1</text:p>
          </table:table-cell>
          <table:table-cell table:style-name="Taula6.A2" office:value-type="string">
            <text:p text:style-name="P69">1</text:p>
          </table:table-cell>
          <table:table-cell table:style-name="Taula6.E2" office:value-type="string">
            <text:p text:style-name="P69">1</text:p>
          </table:table-cell>
        </table:table-row>
      </table:table>
      <text:p text:style-name="P70"/>
      <text:p text:style-name="P66"><text:span text:style-name="T15">g)</text:span><text:span text:style-name="T12">      </text:span><text:span text:style-name="T15">a xor (not b or c)</text:span></text:p>
      <table:table table:name="Taula7" table:style-name="Taula7">
        <table:table-column table:style-name="Taula7.A" table:number-columns-repeated="3"/>
        <table:table-column table:style-name="Taula7.D"/>
        <table:table-row>
          <table:table-cell table:style-name="Taula7.A1" office:value-type="string">
            <text:p text:style-name="P69">A</text:p>
          </table:table-cell>
          <table:table-cell table:style-name="Taula7.A1" office:value-type="string">
            <text:p text:style-name="P69">B</text:p>
          </table:table-cell>
          <table:table-cell table:style-name="Taula7.A1" office:value-type="string">
            <text:p text:style-name="P69">C</text:p>
          </table:table-cell>
          <table:table-cell table:style-name="Taula7.D1" office:value-type="string">
            <text:p text:style-name="P69">A*(B+C)</text:p>
          </table:table-cell>
        </table:table-row>
        <table:table-row>
          <table:table-cell table:style-name="Taula7.A2" office:value-type="string">
            <text:p text:style-name="P69">0</text:p>
          </table:table-cell>
          <table:table-cell table:style-name="Taula7.A2" office:value-type="string">
            <text:p text:style-name="P69">0</text:p>
          </table:table-cell>
          <table:table-cell table:style-name="Taula7.A2" office:value-type="string">
            <text:p text:style-name="P69">0</text:p>
          </table:table-cell>
          <table:table-cell table:style-name="Taula7.D2" office:value-type="string">
            <text:p text:style-name="P69">0*(0+0) = 0</text:p>
          </table:table-cell>
        </table:table-row>
        <text:soft-page-break/>
        <table:table-row>
          <table:table-cell table:style-name="Taula7.A2" office:value-type="string">
            <text:p text:style-name="P69">0</text:p>
          </table:table-cell>
          <table:table-cell table:style-name="Taula7.A2" office:value-type="string">
            <text:p text:style-name="P69">0</text:p>
          </table:table-cell>
          <table:table-cell table:style-name="Taula7.A2" office:value-type="string">
            <text:p text:style-name="P69">1</text:p>
          </table:table-cell>
          <table:table-cell table:style-name="Taula7.D2" office:value-type="string">
            <text:p text:style-name="P69">0*(0+1) = 0</text:p>
          </table:table-cell>
        </table:table-row>
        <table:table-row>
          <table:table-cell table:style-name="Taula7.A2" office:value-type="string">
            <text:p text:style-name="P69">0</text:p>
          </table:table-cell>
          <table:table-cell table:style-name="Taula7.A2" office:value-type="string">
            <text:p text:style-name="P69">1</text:p>
          </table:table-cell>
          <table:table-cell table:style-name="Taula7.A2" office:value-type="string">
            <text:p text:style-name="P69">0</text:p>
          </table:table-cell>
          <table:table-cell table:style-name="Taula7.D2" office:value-type="string">
            <text:p text:style-name="P69">0*(1+0) = 0</text:p>
          </table:table-cell>
        </table:table-row>
        <table:table-row>
          <table:table-cell table:style-name="Taula7.A2" office:value-type="string">
            <text:p text:style-name="P69">0</text:p>
          </table:table-cell>
          <table:table-cell table:style-name="Taula7.A2" office:value-type="string">
            <text:p text:style-name="P69">1</text:p>
          </table:table-cell>
          <table:table-cell table:style-name="Taula7.A2" office:value-type="string">
            <text:p text:style-name="P69">1</text:p>
          </table:table-cell>
          <table:table-cell table:style-name="Taula7.D2" office:value-type="string">
            <text:p text:style-name="P69">0</text:p>
          </table:table-cell>
        </table:table-row>
        <table:table-row>
          <table:table-cell table:style-name="Taula7.A2" office:value-type="string">
            <text:p text:style-name="P69">1</text:p>
          </table:table-cell>
          <table:table-cell table:style-name="Taula7.A2" office:value-type="string">
            <text:p text:style-name="P69">0</text:p>
          </table:table-cell>
          <table:table-cell table:style-name="Taula7.A2" office:value-type="string">
            <text:p text:style-name="P69">0</text:p>
          </table:table-cell>
          <table:table-cell table:style-name="Taula7.D2" office:value-type="string">
            <text:p text:style-name="P69">1*(0+1) = 0</text:p>
          </table:table-cell>
        </table:table-row>
        <table:table-row>
          <table:table-cell table:style-name="Taula7.A2" office:value-type="string">
            <text:p text:style-name="P69">1</text:p>
          </table:table-cell>
          <table:table-cell table:style-name="Taula7.A2" office:value-type="string">
            <text:p text:style-name="P69">0</text:p>
          </table:table-cell>
          <table:table-cell table:style-name="Taula7.A2" office:value-type="string">
            <text:p text:style-name="P69">1</text:p>
          </table:table-cell>
          <table:table-cell table:style-name="Taula7.D2" office:value-type="string">
            <text:p text:style-name="P69">1*(0+1) = 1</text:p>
          </table:table-cell>
        </table:table-row>
        <table:table-row>
          <table:table-cell table:style-name="Taula7.A2" office:value-type="string">
            <text:p text:style-name="P69">1</text:p>
          </table:table-cell>
          <table:table-cell table:style-name="Taula7.A2" office:value-type="string">
            <text:p text:style-name="P69">1</text:p>
          </table:table-cell>
          <table:table-cell table:style-name="Taula7.A2" office:value-type="string">
            <text:p text:style-name="P69">0</text:p>
          </table:table-cell>
          <table:table-cell table:style-name="Taula7.D2" office:value-type="string">
            <text:p text:style-name="P69">1*(1+0) = 1</text:p>
          </table:table-cell>
        </table:table-row>
        <table:table-row>
          <table:table-cell table:style-name="Taula7.A2" office:value-type="string">
            <text:p text:style-name="P69">1</text:p>
          </table:table-cell>
          <table:table-cell table:style-name="Taula7.A2" office:value-type="string">
            <text:p text:style-name="P69">1</text:p>
          </table:table-cell>
          <table:table-cell table:style-name="Taula7.A2" office:value-type="string">
            <text:p text:style-name="P69">1</text:p>
          </table:table-cell>
          <table:table-cell table:style-name="Taula7.D2" office:value-type="string">
            <text:p text:style-name="P69">1*(1+1) = 1</text:p>
          </table:table-cell>
        </table:table-row>
      </table:table>
      <text:p text:style-name="P73"/>
      <text:p text:style-name="P66"><text:span text:style-name="T15">h)</text:span><text:span text:style-name="T12">      </text:span><text:span text:style-name="T15">a and (b or c or d) and (a xor c)</text:span></text:p>
      <table:table table:name="Taula8" table:style-name="Taula8">
        <table:table-column table:style-name="Taula8.A"/>
        <table:table-column table:style-name="Taula8.B" table:number-columns-repeated="5"/>
        <table:table-column table:style-name="Taula8.G"/>
        <table:table-row>
          <table:table-cell table:style-name="Taula8.A1" office:value-type="string">
            <text:p text:style-name="P69">A</text:p>
          </table:table-cell>
          <table:table-cell table:style-name="Taula8.A1" office:value-type="string">
            <text:p text:style-name="P69">B</text:p>
          </table:table-cell>
          <table:table-cell table:style-name="Taula8.A1" office:value-type="string">
            <text:p text:style-name="P69">C</text:p>
          </table:table-cell>
          <table:table-cell table:style-name="Taula8.A1" office:value-type="string">
            <text:p text:style-name="P69">D</text:p>
          </table:table-cell>
          <table:table-cell table:style-name="Taula8.A1" office:value-type="string">
            <text:p text:style-name="P69">b+c+d</text:p>
          </table:table-cell>
          <table:table-cell table:style-name="Taula8.A1" office:value-type="string">
            <text:p text:style-name="P69">(a xor c)</text:p>
          </table:table-cell>
          <table:table-cell table:style-name="Taula8.G1" office:value-type="string">
            <text:p text:style-name="P69">a*x*y</text:p>
          </table:table-cell>
        </table:table-row>
        <table:table-row>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0</text:p>
          </table:table-cell>
          <table:table-cell table:style-name="Taula8.G2" office:value-type="string">
            <text:p text:style-name="P69">0</text:p>
          </table:table-cell>
        </table:table-row>
        <table:table-row>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0</text:p>
          </table:table-cell>
          <table:table-cell table:style-name="Taula8.G2" office:value-type="string">
            <text:p text:style-name="P69">0</text:p>
          </table:table-cell>
        </table:table-row>
        <table:table-row>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1</text:p>
          </table:table-cell>
          <table:table-cell table:style-name="Taula8.G2" office:value-type="string">
            <text:p text:style-name="P69">0</text:p>
          </table:table-cell>
        </table:table-row>
        <table:table-row>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1</text:p>
          </table:table-cell>
          <table:table-cell table:style-name="Taula8.G2" office:value-type="string">
            <text:p text:style-name="P69">0</text:p>
          </table:table-cell>
        </table:table-row>
        <table:table-row>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0</text:p>
          </table:table-cell>
          <table:table-cell table:style-name="Taula8.G2" office:value-type="string">
            <text:p text:style-name="P69">0</text:p>
          </table:table-cell>
        </table:table-row>
        <table:table-row>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0</text:p>
          </table:table-cell>
          <table:table-cell table:style-name="Taula8.G2" office:value-type="string">
            <text:p text:style-name="P69">0</text:p>
          </table:table-cell>
        </table:table-row>
        <table:table-row>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1</text:p>
          </table:table-cell>
          <table:table-cell table:style-name="Taula8.G2" office:value-type="string">
            <text:p text:style-name="P69">0</text:p>
          </table:table-cell>
        </table:table-row>
        <table:table-row>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1</text:p>
          </table:table-cell>
          <table:table-cell table:style-name="Taula8.G2" office:value-type="string">
            <text:p text:style-name="P69">0</text:p>
          </table:table-cell>
        </table:table-row>
        <table:table-row>
          <table:table-cell table:style-name="Taula8.A2" office:value-type="string">
            <text:p text:style-name="P69">1</text:p>
          </table:table-cell>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1</text:p>
          </table:table-cell>
          <table:table-cell table:style-name="Taula8.G2" office:value-type="string">
            <text:p text:style-name="P69">0</text:p>
          </table:table-cell>
        </table:table-row>
        <table:table-row>
          <table:table-cell table:style-name="Taula8.A2" office:value-type="string">
            <text:p text:style-name="P69">1</text:p>
          </table:table-cell>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1</text:p>
          </table:table-cell>
          <table:table-cell table:style-name="Taula8.G2" office:value-type="string">
            <text:p text:style-name="P69">1</text:p>
          </table:table-cell>
        </table:table-row>
        <table:table-row>
          <table:table-cell table:style-name="Taula8.A2" office:value-type="string">
            <text:p text:style-name="P69">1</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0</text:p>
          </table:table-cell>
          <table:table-cell table:style-name="Taula8.G2" office:value-type="string">
            <text:p text:style-name="P69">0</text:p>
          </table:table-cell>
        </table:table-row>
        <table:table-row>
          <table:table-cell table:style-name="Taula8.A2" office:value-type="string">
            <text:p text:style-name="P69">1</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0</text:p>
          </table:table-cell>
          <table:table-cell table:style-name="Taula8.G2" office:value-type="string">
            <text:p text:style-name="P69">0</text:p>
          </table:table-cell>
        </table:table-row>
        <table:table-row>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0</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1</text:p>
          </table:table-cell>
          <table:table-cell table:style-name="Taula8.G2" office:value-type="string">
            <text:p text:style-name="P69">1</text:p>
          </table:table-cell>
        </table:table-row>
        <table:table-row>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1</text:p>
          </table:table-cell>
          <table:table-cell table:style-name="Taula8.G2" office:value-type="string">
            <text:p text:style-name="P69">1</text:p>
          </table:table-cell>
        </table:table-row>
        <table:table-row>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0</text:p>
          </table:table-cell>
          <table:table-cell table:style-name="Taula8.A2" office:value-type="string">
            <text:p text:style-name="P69">1</text:p>
          </table:table-cell>
          <table:table-cell table:style-name="Taula8.A2" office:value-type="string">
            <text:p text:style-name="P69">0</text:p>
          </table:table-cell>
          <table:table-cell table:style-name="Taula8.G2" office:value-type="string">
            <text:p text:style-name="P69">0</text:p>
          </table:table-cell>
        </table:table-row>
        <table:table-row>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1</text:p>
          </table:table-cell>
          <table:table-cell table:style-name="Taula8.A2" office:value-type="string">
            <text:p text:style-name="P69">0</text:p>
          </table:table-cell>
          <table:table-cell table:style-name="Taula8.G2" office:value-type="string">
            <text:p text:style-name="P69">0</text:p>
          </table:table-cell>
        </table:table-row>
      </table:table>
      <text:p text:style-name="Text_20_body"/>
      <text:p text:style-name="P46"/>
      <text:p text:style-name="P46"/>
      <text:p text:style-name="P46"/>
      <text:p text:style-name="P48"/>
      <text:p text:style-name="P54">11). Dadas las siguientes variables y constantes:</text:p>
      <text:p text:style-name="P56"> </text:p>
      <text:p text:style-name="P56">      <text:span text:style-name="T4">1        </text:span>            <text:span text:style-name="T4">4               10             3.141592                     2.718281</text:span></text:p>
      <text:p text:style-name="Text_20_body">      <text:span text:style-name="T4">a                    b               c                    PI                   E</text:span></text:p>
      <text:p text:style-name="Text_20_body"> </text:p>
      <text:p text:style-name="P51"><text:soft-page-break/>Evaluar las expresiones:</text:p>
      <text:p text:style-name="P57"><text:span text:style-name="T7">(1)</text:span><text:span text:style-name="T4">((3 + 2) </text:span>↑ <text:span text:style-name="T4">2 – 15) / 2 * 5</text:span></text:p>
      <text:p text:style-name="P6"/>
      <text:p text:style-name="P10"/>
      <text:p text:style-name="Text_20_body"> </text:p>
      <text:p text:style-name="P57"><text:span text:style-name="T7">(2)</text:span><text:span text:style-name="T4">5 – 2 &gt; 4 AND NOT 0.5 = 1 div 2</text:span></text:p>
      <text:p text:style-name="P7"/>
      <text:p text:style-name="P9"/>
      <text:p text:style-name="Text_20_body"> </text:p>
      <text:p text:style-name="P57"><text:span text:style-name="T7">(3)</text:span><text:span text:style-name="T4">2 * a + 0.5 * b – 1 / 5 * c</text:span></text:p>
      <text:p text:style-name="P6"/>
      <text:p text:style-name="P10"/>
      <text:p text:style-name="P57"><text:span text:style-name="T6">(4)</text:span><text:span text:style-name="T5">PI * a </text:span>↑ <text:span text:style-name="T5">2 &gt; b OR 2 * PI * a &lt;= c</text:span></text:p>
      <text:p text:style-name="P58"/>
      <text:p text:style-name="P9"/>
      <text:p text:style-name="Text_20_body"> </text:p>
      <text:p text:style-name="P57"><text:span text:style-name="T7">(5)</text:span><text:span text:style-name="T4">E </text:span>↑ <text:span text:style-name="T4">(a – 1) / (a * c) / (a / c)</text:span></text:p>
      <text:p text:style-name="P6"/>
      <text:p text:style-name="P56"/>
      <text:p text:style-name="Text_20_body"> </text:p>
      <text:p text:style-name="P57"><text:span text:style-name="T7">(6)</text:span>“<text:span text:style-name="T4">DON ” + “JUAN” = “DON JUAN” OR “X” = “x”</text:span></text:p>
      <text:p text:style-name="P8"/>
      <text:p text:style-name="P9"/>
      <text:p text:style-name="P42"/>
      <text:p text:style-name="P54">12. Construir expresiones algorítmicas correctas a partir de las siguientes expresiones aritméticas:</text:p>
      <text:p text:style-name="P59"/>
      <text:p text:style-name="P60"><text:span text:style-name="T4">(1)ax</text:span><text:span text:style-name="T8">2</text:span><text:span text:style-name="T4"> + bx + c </text:span><text:span text:style-name="T9">³</text:span> <text:span text:style-name="T4">0</text:span></text:p>
      <text:p text:style-name="P64"/>
      <text:p text:style-name="P61">(2)-b+raiz..</text:p>
      <text:p text:style-name="P63"/>
      <text:p text:style-name="P61"><text:soft-page-break/>(3)</text:p>
      <text:p text:style-name="P63"/>
      <text:p text:style-name="P61">(4)A es igual a B, pero no es igual a C</text:p>
      <text:p text:style-name="P64"/>
      <text:p text:style-name="Text_20_body"/>
      <text:p text:style-name="P52"/>
      <text:p text:style-name="P62"/>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style:font-face style:name="Courier New" svg:font-family="'Courier New'" style:font-family-generic="modern"/>
    <style:font-face style:name="TimesNewRoman,Bold" svg:font-family="'TimesNewRoman,Bold'" style:font-family-generic="roman"/>
    <style:font-face style:name="ArialNarrow" svg:font-family="ArialNarrow" style:font-family-generic="swiss"/>
    <style:font-face style:name="ArialNarrow-Bold" svg:font-family="ArialNarrow-Bold" style:font-family-generic="swiss"/>
    <style:font-face style:name="ArialNarrow-Italic" svg:font-family="ArialNarrow-Italic"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partado1" style:family="paragraph" style:parent-style-name="Standard">
      <style:paragraph-properties fo:margin="100%" fo:margin-left="1.7cm" fo:margin-right="0cm" fo:margin-top="0cm" fo:margin-bottom="0.212cm" fo:text-align="justify" style:justify-single-word="false" fo:text-indent="0cm" style:auto-text-indent="false"/>
      <style:text-properties fo:font-size="11pt" style:font-size-asian="11pt"/>
    </style:style>
    <style:style style:name="Tema" style:family="paragraph" style:parent-style-name="Standard">
      <style:text-properties fo:font-size="20pt" style:text-underline-style="solid" style:text-underline-width="auto" style:text-underline-color="font-color" fo:font-weight="bold" style:font-size-asian="20pt" style:font-weight-asian="bold"/>
    </style:style>
    <style:style style:name="Tema1" style:family="paragraph" style:parent-style-name="Tema" style:list-style-name="WW8Num3">
      <style:paragraph-properties fo:margin="100%" fo:margin-left="2.923cm" fo:margin-right="0cm" fo:margin-top="0cm" fo:margin-bottom="0.423cm" fo:text-indent="0cm" style:auto-text-indent="false" fo:break-before="page" fo:padding-left="0.141cm" fo:padding-right="0.141cm" fo:padding-top="0.035cm" fo:padding-bottom="0.035cm" fo:border="0.51pt solid #000000">
        <style:tab-stops>
          <style:tab-stop style:position="4.763cm"/>
        </style:tab-stops>
      </style:paragraph-properties>
      <style:text-properties style:text-underline-style="none"/>
    </style:style>
    <style:style style:name="Subtitulo" style:family="paragraph" style:parent-style-name="Standard" style:list-style-name="WW8Num3">
      <style:paragraph-properties fo:margin-top="0cm" fo:margin-bottom="0.212cm"/>
      <style:text-properties fo:font-size="16pt" style:text-underline-style="solid" style:text-underline-width="auto" style:text-underline-color="font-color" style:font-size-asian="1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prefix="Tema " style:num-suffix="." style:num-format="1">
        <style:list-level-properties text:list-level-position-and-space-mode="label-alignment">
          <style:list-level-label-alignment text:label-followed-by="listtab" text:list-tab-stop-position="4.128cm" fo:text-indent="-0.7cm" fo:margin-left="2.28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7.514cm" fo:text-indent="-2.514cm" fo:margin-left="7.514cm"/>
        </style:list-level-properties>
        <style:text-properties style:font-name="Times New Roman"/>
      </text:list-level-style-bullet>
      <text:list-level-style-bullet text:level="2" text:style-name="WW8Num17z1" text:bullet-char="o">
        <style:list-level-properties text:list-level-position-and-space-mode="label-alignment">
          <style:list-level-label-alignment text:label-followed-by="listtab" text:list-tab-stop-position="6.906cm" fo:text-indent="-0.635cm" fo:margin-left="6.906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8.176cm" fo:text-indent="-0.635cm" fo:margin-left="8.176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9.446cm" fo:text-indent="-0.635cm" fo:margin-left="9.446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0.716cm" fo:text-indent="-0.635cm" fo:margin-left="10.716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1.986cm" fo:text-indent="-0.635cm" fo:margin-left="11.986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13.256cm" fo:text-indent="-0.635cm" fo:margin-left="13.256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4.526cm" fo:text-indent="-0.635cm" fo:margin-left="14.52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5.796cm" fo:text-indent="-0.635cm" fo:margin-left="15.7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º." style:num-format="1">
        <style:list-level-properties text:list-level-position-and-space-mode="label-alignment">
          <style:list-level-label-alignment text:label-followed-by="listtab" text:list-tab-stop-position="2.97cm" fo:text-indent="-0.635cm" fo:margin-left="2.97cm"/>
        </style:list-level-properties>
      </text:list-level-style-number>
      <text:list-level-style-number text:level="2" style:num-suffix="º."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fo:padding-left="0cm" fo:padding-right="0cm" fo:padding-top="0cm" fo:padding-bottom="0.035cm" fo:border-left="none" fo:border-right="none" fo:border-top="none" fo:border-bottom="0.51pt solid #000000"/>
      <style:text-properties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M03.- Programación <text:tab/><text:tab/>INS PROVENÇANA</text:p>
        <text:p text:style-name="MP1">Desarrollo de aplicaciones Multiplataforma/Web<text:tab/><text:tab/></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essor </meta:initial-creator>
    <meta:creation-date>2011-09-20T09:58:03</meta:creation-date>
    <dc:date>2015-10-01T13:55:47.269000000</dc:date>
    <meta:editing-duration>PT2H14M47S</meta:editing-duration>
    <meta:editing-cycles>8</meta:editing-cycles>
    <meta:generator>LibreOffice/3.5$Windows_x86 LibreOffice_project/165a79a-7059095-e13bb37-fef39a4-9503d18</meta:generator>
    <meta:document-statistic meta:table-count="14" meta:image-count="2" meta:object-count="1" meta:page-count="18" meta:paragraph-count="685" meta:word-count="3817" meta:character-count="21087" meta:non-whitespace-character-count="18050"/>
  </office:meta>
</office:document-meta>
</file>